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background-color="#f6f6f6" loext:padding="0in" loext:border="none"/>
    </style:style>
    <style:style style:name="P3" style:family="paragraph" style:parent-style-name="Text_20_body">
      <style:paragraph-properties fo:line-height="115%"/>
    </style:style>
    <style:style style:name="P4" style:family="paragraph" style:parent-style-name="Text_20_body">
      <style:paragraph-properties fo:margin-top="0in" fo:margin-bottom="0in" loext:contextual-spacing="false"/>
    </style:style>
    <style:style style:name="P5" style:family="paragraph" style:parent-style-name="Text_20_body">
      <style:paragraph-properties fo:margin-top="0in" fo:margin-bottom="0in" loext:contextual-spacing="false" fo:text-align="end" style:justify-single-word="false"/>
      <style:text-properties fo:color="#ffffff" fo:font-weight="bold" fo:background-color="#ea6153" loext:padding="0in" loext:border="none"/>
    </style:style>
    <style:style style:name="P6" style:family="paragraph" style:parent-style-name="Text_20_body">
      <style:paragraph-properties fo:margin-top="0in" fo:margin-bottom="0in" loext:contextual-spacing="false"/>
      <style:text-properties fo:background-color="#f6f6f6" loext:padding="0in" loext:border="none"/>
    </style:style>
    <style:style style:name="P7" style:family="paragraph" style:parent-style-name="Heading_20_1">
      <style:text-properties officeooo:paragraph-rsid="001d9abb"/>
    </style:style>
    <style:style style:name="P8" style:family="paragraph" style:parent-style-name="Heading_20_2">
      <style:paragraph-properties fo:text-align="start" style:justify-single-word="false"/>
    </style:style>
    <style:style style:name="P9" style:family="paragraph" style:parent-style-name="Text_20_body" style:master-page-name="HTML">
      <style:paragraph-properties style:page-number="auto"/>
      <style:text-properties officeooo:paragraph-rsid="001d9abb"/>
    </style:style>
    <style:style style:name="P10" style:family="paragraph" style:parent-style-name="Text_20_body" style:list-style-name="L1"/>
    <style:style style:name="P11" style:family="paragraph" style:parent-style-name="Text_20_body" style:list-style-name="L1">
      <style:paragraph-properties fo:margin-top="0in" fo:margin-bottom="0in" loext:contextual-spacing="false"/>
    </style:style>
    <style:style style:name="T1" style:family="text">
      <style:text-properties fo:font-size="16.5pt"/>
    </style:style>
    <style:style style:name="T2" style:family="text">
      <style:text-properties fo:font-size="13.5pt"/>
    </style:style>
    <style:style style:name="T3" style:family="text">
      <style:text-properties fo:font-weight="bold"/>
    </style:style>
    <style:style style:name="T4" style:family="text">
      <style:text-properties fo:background-color="#f6f6f6" loext:char-shading-value="0" loext:padding="0in" loext:border="none"/>
    </style:style>
    <style:style style:name="T5" style:family="text">
      <style:text-properties fo:language="en" fo:country="US"/>
    </style:style>
    <style:style style:name="T6" style:family="text">
      <style:text-properties fo:language="en" fo:country="US" fo:font-weight="bold"/>
    </style:style>
    <style:style style:name="T7" style:family="text">
      <style:text-properties fo:font-style="italic"/>
    </style:style>
    <style:style style:name="fr1" style:family="graphic" style:parent-style-name="Graphics">
      <style:graphic-properties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racked Labs</text:p>
      <text:h text:style-name="Heading_20_2" text:outline-level="2">Institute for Critical Digital Culture</text:h>
      <text:p text:style-name="Text_20_body"><draw:a xlink:type="simple" xlink:href="http://crackedlabs.org/en/corporate-surveillance/#4"><draw:frame draw:style-name="fr1" draw:name="Image1" text:anchor-type="as-char" svg:width="1.9689in" svg:height="1.1043in" draw:z-index="0"><draw:image xlink:href="../Corporate%20Surveillance%20in%20Everyday%20Life_files/topimg1.jpg" xlink:type="simple" xlink:show="embed" xlink:actuate="onLoad"/><svg:title>Shortcut to section 4</svg:title></draw:frame></draw:a><text:bookmark text:name="fti2"/><draw:a xlink:type="simple" xlink:href="http://crackedlabs.org/en/corporate-surveillance/#4"><draw:frame draw:style-name="fr1" draw:name="Image2" text:anchor-type="as-char" svg:width="1.9689in" svg:height="1.1043in" draw:z-index="1"><draw:image xlink:href="../Corporate%20Surveillance%20in%20Everyday%20Life_files/topimg2.jpg" xlink:type="simple" xlink:show="embed" xlink:actuate="onLoad"/><svg:title>Shortcut to section 4</svg:title></draw:frame></draw:a><text:bookmark text:name="fti3"/><draw:a xlink:type="simple" xlink:href="http://crackedlabs.org/en/corporate-surveillance/#4"><draw:frame draw:style-name="fr1" draw:name="Image3" text:anchor-type="as-char" svg:width="1.9689in" svg:height="1.1043in" draw:z-index="2"><draw:image xlink:href="../Corporate%20Surveillance%20in%20Everyday%20Life_files/topimg3.jpg" xlink:type="simple" xlink:show="embed" xlink:actuate="onLoad"/><svg:title>Shortcut to section 4</svg:title></draw:frame></draw:a><text:bookmark text:name="fti4"/><draw:a xlink:type="simple" xlink:href="http://crackedlabs.org/en/corporate-surveillance/#6"><draw:frame draw:style-name="fr1" draw:name="Image4" text:anchor-type="as-char" svg:width="1.9689in" svg:height="1.1043in" draw:z-index="3"><draw:image xlink:href="../Corporate%20Surveillance%20in%20Everyday%20Life_files/topimg4.jpg" xlink:type="simple" xlink:show="embed" xlink:actuate="onLoad"/><svg:title>Shortcut to section 6</svg:title></draw:frame></draw:a><text:bookmark text:name="fti5"/><draw:a xlink:type="simple" xlink:href="http://crackedlabs.org/en/corporate-surveillance/#7"><draw:frame draw:style-name="fr1" draw:name="Image5" text:anchor-type="as-char" svg:width="1.9689in" svg:height="1.1043in" draw:z-index="4"><draw:image xlink:href="../Corporate%20Surveillance%20in%20Everyday%20Life_files/topimg5.jpg" xlink:type="simple" xlink:show="embed" xlink:actuate="onLoad"/><svg:title>Shortcut to section 7</svg:title></draw:frame></draw:a></text:p>
      <text:p text:style-name="P1">» <text:a xlink:type="simple" xlink:href="http://crackedlabs.org/en/corporate-surveillance/info" text:style-name="Internet_20_link" text:visited-style-name="Visited_20_Internet_20_Link">Press Info, Summary, Contact</text:a></text:p>
      <text:p text:style-name="Heading_20_1">Corporate Surveillance in Everyday Life</text:p>
      <text:h text:style-name="Heading_20_2" text:outline-level="2">Report: How thousands of companies monitor, analyze, and influence the lives of billions. Who are the main players in today’s digital tracking? What can they infer from our purchases, phone calls, web searches, and Facebook likes? How do online platforms, tech companies, and data brokers collect, trade, and make use of personal data?</text:h>
      <text:p text:style-name="Text_20_body"><text:span text:style-name="Emphasis"><text:span text:style-name="T1">By </text:span></text:span><text:a xlink:type="simple" xlink:href="http://twitter.com/WolfieChristl" office:target-frame-name="_blank" xlink:show="new" text:style-name="Internet_20_link" text:visited-style-name="Visited_20_Internet_20_Link"><text:span text:style-name="Emphasis"><text:span text:style-name="T1">Wolfie Christl</text:span></text:span></text:a><text:span text:style-name="Emphasis"><text:span text:style-name="T1">, Cracked Labs, June 2017.</text:span></text:span></text:p>
      <text:p text:style-name="Text_20_body"><text:span text:style-name="Emphasis"><text:span text:style-name="T2">Contributors: Katharina Kopp, Patrick Urs Riechert.<text:line-break/>Illustrations: Pascale Osterwalder.</text:span></text:span></text:p>
      <text:p text:style-name="Text_20_body">In recent years, a wide range of companies has started to monitor, track and follow people in <text:span text:style-name="T3">virtually every aspect of their lives</text:span>. The behaviors, movements, social relationships, interests, weaknesses and most private moments of billions are now constantly recorded, evaluated and analyzed in real-time. The exploitation of personal information has become a multi-billion industry. Yet <text:span text:style-name="T3">only the tip of the iceberg</text:span> of today’s pervasive digital tracking is visible; much of it occurs in the background and remains opaque to most of us.</text:p>
      <text:p text:style-name="Text_20_body"><text:span text:style-name="T3">This report</text:span> by Cracked Labs examines the actual practices and inner workings of this personal data industry. Based on years of research and a <text:a xlink:type="simple" xlink:href="http://crackedlabs.org/en/networksofcontrol" text:style-name="Internet_20_link" text:visited-style-name="Visited_20_Internet_20_Link">previous 2016 report</text:a>, the investigation shines light on the hidden data flows between companies. It maps the structure and scope of today’s <text:span text:style-name="T3">digital tracking and profiling ecosystems</text:span> and explores relevant technologies, platforms and devices, as well as key recent developments.</text:p>
      <text:p text:style-name="Text_20_body">While the full report is available as <text:a xlink:type="simple" xlink:href="http://crackedlabs.org/dl/CrackedLabs_Christl_CorporateSurveillance.pdf" text:style-name="Internet_20_link" text:visited-style-name="Visited_20_Internet_20_Link">PDF download</text:a>, this web publication presents a <text:span text:style-name="Strong_20_Emphasis">ten part overview</text:span>.</text:p>
      <text:h text:style-name="Heading_20_4" text:outline-level="4"><text:soft-page-break/>Download Full Report</text:h>
      <text:p text:style-name="Text_20_body">Corporate Surveillance in Everyday Life. How Companies Collect, Combine, Analyze, Trade, and Use Personal Data on Billions. A Report by Cracked Labs, Vienna, June 2017. Author: Wolfie Christl.<text:line-break/>» <text:a xlink:type="simple" xlink:href="http://crackedlabs.org/dl/CrackedLabs_Christl_CorporateSurveillance.pdf" text:style-name="Internet_20_link" text:visited-style-name="Visited_20_Internet_20_Link">Full Report as PDF</text:a></text:p>
      <text:p text:style-name="Text_20_body"><text:span text:style-name="Strong_20_Emphasis">Cracked Labs</text:span><text:line-break/>is an independent research institute and creative laboratory based in Vienna, Austria. Previous projects include <text:a xlink:type="simple" xlink:href="https://bits.blogs.nytimes.com/2013/07/10/a-game-that-deals-in-personal-data/" office:target-frame-name="_blank" xlink:show="new" text:style-name="Internet_20_link" text:visited-style-name="Visited_20_Internet_20_Link">Data Dealer</text:a>, an award-winning online game on privacy.</text:p>
      <text:p text:style-name="Text_20_body"><text:span text:style-name="Strong_20_Emphasis">Contact</text:span><text:line-break/>» <text:a xlink:type="simple" xlink:href="mailto:impact@crackedlabs.org" text:style-name="Internet_20_link" text:visited-style-name="Visited_20_Internet_20_Link">impact@crackedlabs.org</text:a></text:p>
      <text:p text:style-name="Text_20_body">Text and illustrations<text:line-break/>© Cracked Labs CC BY-SA 4.0<text:line-break/>(unless indicated otherwise)</text:p>
      <text:h text:style-name="P8" text:outline-level="2">Contents</text:h>
      <text:p text:style-name="Text_20_body">I. <text:a xlink:type="simple" xlink:href="http://crackedlabs.org/en/corporate-surveillance/#1" text:style-name="Internet_20_link" text:visited-style-name="Visited_20_Internet_20_Link">Analyzing people</text:a><text:line-break/>II. <text:a xlink:type="simple" xlink:href="http://crackedlabs.org/en/corporate-surveillance/#2" text:style-name="Internet_20_link" text:visited-style-name="Visited_20_Internet_20_Link">Analyzing people in finance, insurance and healthcare</text:a><text:line-break/>III. <text:a xlink:type="simple" xlink:href="http://crackedlabs.org/en/corporate-surveillance/#3" text:style-name="Internet_20_link" text:visited-style-name="Visited_20_Internet_20_Link">Large-scale collection and use of consumer data</text:a><text:line-break/>IV. <text:a xlink:type="simple" xlink:href="http://crackedlabs.org/en/corporate-surveillance/#4" text:style-name="Internet_20_link" text:visited-style-name="Visited_20_Internet_20_Link">Data brokers and the business of personal data</text:a><text:line-break/>V. <text:a xlink:type="simple" xlink:href="http://crackedlabs.org/en/corporate-surveillance/#5" text:style-name="Internet_20_link" text:visited-style-name="Visited_20_Internet_20_Link">Real-time monitoring of behaviors across everyday life</text:a><text:line-break/>VI. <text:a xlink:type="simple" xlink:href="http://crackedlabs.org/en/corporate-surveillance/#6" text:style-name="Internet_20_link" text:visited-style-name="Visited_20_Internet_20_Link">Linking, matching and combining digital profiles</text:a><text:line-break/>VII. <text:a xlink:type="simple" xlink:href="http://crackedlabs.org/en/corporate-surveillance/#7" text:style-name="Internet_20_link" text:visited-style-name="Visited_20_Internet_20_Link">Managing consumers and behaviors, personalization and testing</text:a><text:line-break/>VIII. <text:a xlink:type="simple" xlink:href="http://crackedlabs.org/en/corporate-surveillance/#8" text:style-name="Internet_20_link" text:visited-style-name="Visited_20_Internet_20_Link">Dragnet – everyday life, marketing data and risk analytics</text:a><text:line-break/>IX. <text:a xlink:type="simple" xlink:href="http://crackedlabs.org/en/corporate-surveillance/#9" text:style-name="Internet_20_link" text:visited-style-name="Visited_20_Internet_20_Link">Mapping the commercial tracking and profiling landscape</text:a><text:line-break/>X. <text:a xlink:type="simple" xlink:href="http://crackedlabs.org/en/corporate-surveillance/#10" text:style-name="Internet_20_link" text:visited-style-name="Visited_20_Internet_20_Link">Towards a society of pervasive digital social control?</text:a></text:p>
      <text:p text:style-name="Text_20_body">In 2007, Apple introduced the smartphone, Facebook reached 30 million users, and companies in online advertising started targeting ads to Internet users based on data about their individual preferences and interests. Ten years later, a <text:span text:style-name="T3">vast landscape of data companies has emerged</text:span> that consists not only of large players such as Facebook and Google but also of thousands of other businesses from various industries that <text:span text:style-name="T3">continuously share and trade digital profiles</text:span> with each other. Companies have begun combining and linking data from the web and smartphones with the customer data and offline information that they have been amassing for decades.</text:p>
      <text:p text:style-name="Text_20_body">The pervasive real-time surveillance machine that has been developed for online advertising is rapidly expanding into other fields, from <text:span text:style-name="T3">pricing to political communication to credit scoring to risk management</text:span>. Large online platforms, digital advertising companies, data brokers, and businesses in many sectors can now identify, sort, categorize, assess, rate, and rank consumers across platforms and devices. <text:span text:style-name="T3">Every click on a website</text:span> and every swipe on a smartphone may trigger a wide variety of hidden data sharing mechanisms distributed across several companies and, as a result, directly <text:span text:style-name="T3">affect a person’s available choices</text:span>. Digital tracking and profiling, in combination with personalization, are not only used to monitor, but also to influence peoples’ behavior.</text:p>
      <text:h text:style-name="Heading_20_4" text:outline-level="4">Omer Tene and Jules Polonetsky</text:h>
      <text:p text:style-name="Text_20_body">...compare the relationship between data companies and individuals to a “game of poker where one of the players has his hand open and the other keeps his cards close”. When a rapidly growing number of daily interactions and behaviors undergo unrestricted digital monitoring and assessment, companies can systematically abuse their unprecedented data wealth for their economic advantage. This web publication and the associated report attempt to help alleviate this asymmetry.</text:p>
      <text:p text:style-name="Text_20_body">„You have to fight for your privacy or you will lose it“ </text:p>
      <text:p text:style-name="Text_20_body"><text:soft-page-break/>Eric Schmidt, <text:span text:style-name="Emphasis">Google/Alphabet</text:span>, <text:a xlink:type="simple" xlink:href="http://www.telegraph.co.uk/technology/eric-schmidt/10076175/Eric-Schmidt-interview-You-have-to-fight-for-your-privacy-or-you-will-lose-it.html" office:target-frame-name="_blank" xlink:show="new" text:style-name="Internet_20_link" text:visited-style-name="Visited_20_Internet_20_Link">2013</text:a></text:p>
      <text:h text:style-name="Heading_20_2" text:outline-level="2"><text:bookmark text:name="1"/>I. Analyzing people</text:h>
      <text:p text:style-name="Text_20_body">Scientific studies show that many aspects of someone’s personality can be inferred from data on web searches, browsing histories, video viewing behaviors, social media activities, or purchases. For example, <text:span text:style-name="T3">sensitive personal attributes</text:span> such as ethnicity, religious and political views, relationship status, sexual orientation, and alcohol, cigarette, and drug use can be quite accurately <text:a xlink:type="simple" xlink:href="http://www.pnas.org/content/110/15/5802.full.pdf" office:target-frame-name="_blank" xlink:show="new" text:style-name="Internet_20_link" text:visited-style-name="Visited_20_Internet_20_Link">inferred</text:a> from someone's <text:span text:style-name="T3">Facebook likes</text:span>. Analysis of social network profiles can also predict <text:a xlink:type="simple" xlink:href="https://www.ncbi.nlm.nih.gov/pmc/articles/PMC4313801/" office:target-frame-name="_blank" xlink:show="new" text:style-name="Internet_20_link" text:visited-style-name="Visited_20_Internet_20_Link">personality traits</text:a> such as emotional stability, life satisfaction, impulsivity, depression and sensationalist interest.</text:p>
      <text:h text:style-name="Heading_20_2" text:outline-level="2">Analyzing Facebook likes, phone data, and typing patterns </text:h>
      <text:p text:style-name="Text_20_body"><draw:frame draw:style-name="fr2" draw:name="Image6" text:anchor-type="as-char" svg:width="7.0972in" svg:height="2.8201in" draw:z-index="5"><draw:image xlink:href="../Corporate%20Surveillance%20in%20Everyday%20Life_files/infographic_analyzing1300.jpg" xlink:type="simple" xlink:show="embed" xlink:actuate="onLoad"/><svg:title>Analyzing Facebook likes, phone data, and typing patterns</svg:title></draw:frame> </text:p>
      <text:p text:style-name="Text_20_body">For details see <text:a xlink:type="simple" xlink:href="http://www.privacylab.at/wp-content/uploads/2016/09/Christl-Networks__K_o.pdf" text:style-name="Internet_20_link" text:visited-style-name="Visited_20_Internet_20_Link">Christl and Spiekermann 2016</text:a> (p. 14-20). Sources: <text:a xlink:type="simple" xlink:href="http://www.pnas.org/content/110/15/5802.full.pdf" office:target-frame-name="_blank" xlink:show="new" text:style-name="Internet_20_link" text:visited-style-name="Visited_20_Internet_20_Link">Kosinski et al 2013</text:a>, <text:a xlink:type="simple" xlink:href="http://www.idiap.ch/project/sonvb/wiki-sonvb/resources/public-web-resources/iswc11.pdf" office:target-frame-name="_blank" xlink:show="new" text:style-name="Internet_20_link" text:visited-style-name="Visited_20_Internet_20_Link">Chittaranjan et al 2011</text:a>, <text:a xlink:type="simple" xlink:href="http://hci.usask.ca/publications/view.php?id=203" office:target-frame-name="_blank" xlink:show="new" text:style-name="Internet_20_link" text:visited-style-name="Visited_20_Internet_20_Link">Epp at al 2011</text:a>.</text:p>
      <text:p text:style-name="Text_20_body">Similarly, personality traits can be inferred from information about the <text:a xlink:type="simple" xlink:href="https://www.microsoft.com/en-us/research/publication/personality-and-website-choice" office:target-frame-name="_blank" xlink:show="new" text:style-name="Internet_20_link" text:visited-style-name="Visited_20_Internet_20_Link">websites</text:a> someone has visited, as well as from <text:a xlink:type="simple" xlink:href="http://infoscience.epfl.ch/record/192371/files/Chittaranjan_ISWC11_2011.pdf" office:target-frame-name="_blank" xlink:show="new" text:style-name="Internet_20_link" text:visited-style-name="Visited_20_Internet_20_Link">phone call records</text:a> and data about mobile app usage. <text:span text:style-name="T3">Browsing history</text:span> can <text:a xlink:type="simple" xlink:href="https://biblio.ugent.be/publication/967442" office:target-frame-name="_blank" xlink:show="new" text:style-name="Internet_20_link" text:visited-style-name="Visited_20_Internet_20_Link">reveal</text:a> information about someone’s occupation and educational level. Canadian researchers have even successfully calculated <text:a xlink:type="simple" xlink:href="http://hci.usask.ca/publications/view.php?id=203" office:target-frame-name="_blank" xlink:show="new" text:style-name="Internet_20_link" text:visited-style-name="Visited_20_Internet_20_Link">emotional states</text:a> such as confidence, nervousness, sadness, and tiredness by analyzing <text:span text:style-name="T3">typing patterns</text:span> on a computer keyboard.</text:p>
      <text:h text:style-name="Heading_20_2" text:outline-level="2"><text:bookmark text:name="2"/>II. Analyzing people in finance, insurance and healthcare</text:h>
      <text:p text:style-name="Text_20_body">The results of today’s methods of data mining and analytics rely on <text:span text:style-name="T3">statistical correlations</text:span> with certain probability levels. Although they may predict attributes and personality traits significantly above chance, they are naturally not accurate in every case. Nevertheless, such methods are already used to <text:span text:style-name="T3">sort, categorize, label, assess, rate, and rank people</text:span> not only for marketing purposes, but also for making decisions in highly consequential areas such as finance, insurance, and healthcare, among others.</text:p>
      <text:h text:style-name="Heading_20_3" text:outline-level="3">Credit assessment based on digital behavioral data</text:h>
      <text:p text:style-name="Text_20_body">Startups such as <text:a xlink:type="simple" xlink:href="https://www.lenddo.com/" office:target-frame-name="_blank" xlink:show="new" text:style-name="Internet_20_link" text:visited-style-name="Visited_20_Internet_20_Link">Lenddo</text:a>, <text:a xlink:type="simple" xlink:href="https://www.kreditech.com/" office:target-frame-name="_blank" xlink:show="new" text:style-name="Internet_20_link" text:visited-style-name="Visited_20_Internet_20_Link">Kreditech</text:a>, <text:a xlink:type="simple" xlink:href="http://cignifi.com/" office:target-frame-name="_blank" xlink:show="new" text:style-name="Internet_20_link" text:visited-style-name="Visited_20_Internet_20_Link">Cignifi</text:a> and <text:a xlink:type="simple" xlink:href="https://www.zestfinance.com/" office:target-frame-name="_blank" xlink:show="new" text:style-name="Internet_20_link" text:visited-style-name="Visited_20_Internet_20_Link">ZestFinance</text:a> already utilize data from social media, web searches, or mobile phones to <text:span text:style-name="T3">calculate someone’s creditworthiness</text:span> without actually using data related to financial transactions. Some also draw on information on how someone fills out an online form or <text:a xlink:type="simple" xlink:href="http://www.businesswire.com/news/home/20170214005357/en/ZestFinance-Introduces-Machine-Learning-Platform-Underwrite-Millennials" office:target-frame-name="_blank" xlink:show="new" text:style-name="Internet_20_link" text:visited-style-name="Visited_20_Internet_20_Link">navigates</text:a> on a website, the <text:a xlink:type="simple" xlink:href="https://www.devex.com/news/how-alternative-credit-scoring-is-transforming-lending-in-the-developing-world-88487" office:target-frame-name="_blank" xlink:show="new" text:style-name="Internet_20_link" text:visited-style-name="Visited_20_Internet_20_Link">grammar and punctuation</text:a> of one’s text messages, and the <text:a xlink:type="simple" xlink:href="http://money.cnn.com/2016/08/24/technology/lenddo-smartphone-battery-loan/index.html" office:target-frame-name="_blank" xlink:show="new" text:style-name="Internet_20_link" text:visited-style-name="Visited_20_Internet_20_Link">battery status</text:a> on said individual’s phone. Some companies even include data about someone’s <text:a xlink:type="simple" xlink:href="https://motherboard.vice.com/en_us/article/your-future-credit-score-could-depend-on-your-social-graph" office:target-frame-name="_blank" xlink:show="new" text:style-name="Internet_20_link" text:visited-style-name="Visited_20_Internet_20_Link">friends</text:a> on a social network in calculating credit scores.</text:p>
      <text:p text:style-name="Text_20_body"><text:soft-page-break/>Cignifi, which calculates credit scores from the <text:span text:style-name="T3">timing and frequency of phone calls</text:span>, <text:a xlink:type="simple" xlink:href="http://cignifi.com/" office:target-frame-name="_blank" xlink:show="new" text:style-name="Internet_20_link" text:visited-style-name="Visited_20_Internet_20_Link">sees itself</text:a> as the “ultimate data monetization platform for mobile network operators". Large companies, including <text:a xlink:type="simple" xlink:href="https://www.visualdna.com/creditandrisk/" office:target-frame-name="_blank" xlink:show="new" text:style-name="Internet_20_link" text:visited-style-name="Visited_20_Internet_20_Link">MasterCard</text:a>, the mobile network provider <text:a xlink:type="simple" xlink:href="http://cignifi.com/" office:target-frame-name="_blank" xlink:show="new" text:style-name="Internet_20_link" text:visited-style-name="Visited_20_Internet_20_Link">Telefonica</text:a>, the credit reporting agencies <text:a xlink:type="simple" xlink:href="https://www.visualdna.com/creditandrisk/" office:target-frame-name="_blank" xlink:show="new" text:style-name="Internet_20_link" text:visited-style-name="Visited_20_Internet_20_Link">Experian</text:a> and <text:a xlink:type="simple" xlink:href="http://cignifi.com/" office:target-frame-name="_blank" xlink:show="new" text:style-name="Internet_20_link" text:visited-style-name="Visited_20_Internet_20_Link">Equifax</text:a>, as well as the Chinese search giant <text:a xlink:type="simple" xlink:href="https://cdn2.hubspot.net/hubfs/2864886/Zestfinance_Feb_2017_files/docs/BaiduZestFinancePressRelease_ABSOLUTEFINALFINAL.pdf" office:target-frame-name="_blank" xlink:show="new" text:style-name="Internet_20_link" text:visited-style-name="Visited_20_Internet_20_Link">Baidu</text:a>, have started to partner with such startups. The larger-scale application of such services is particularly on the rise in the countries of the global south, as well as for vulnerable population groups in other regions.</text:p>
      <text:p text:style-name="Text_20_body">Conversely, credit data also flows into online marketing. On Twitter, for example, marketers can target ads by the predicted <text:span text:style-name="T3">creditworthiness of Twitter users</text:span> based on <text:a xlink:type="simple" xlink:href="https://twitter.com/WolfieChristl/status/850467843430912000" office:target-frame-name="_blank" xlink:show="new" text:style-name="Internet_20_link" text:visited-style-name="Visited_20_Internet_20_Link">data</text:a> from the consumer data broker Oracle. Going a step further, <text:span text:style-name="T3">Facebook</text:span> has registered a <text:a xlink:type="simple" xlink:href="https://www.theatlantic.com/technology/archive/2015/09/facebooks-new-patent-and-digital-redlining/407287/" office:target-frame-name="_blank" xlink:show="new" text:style-name="Internet_20_link" text:visited-style-name="Visited_20_Internet_20_Link">patent</text:a> for credit assessment based on the credit ratings of someone’s friends on a social network. Nobody knows whether it plans to turn this total integration of social networking, marketing, and risk assessment into reality.</text:p>
      <text:p text:style-name="Text_20_body">„We feel like all data is credit data, we just don’t know how to use it yet“ </text:p>
      <text:p text:style-name="Text_20_body">Douglas Merrill, founder of <text:span text:style-name="Emphasis">ZestFinance</text:span> and former chief information officer at <text:span text:style-name="Emphasis">Google</text:span>, <text:a xlink:type="simple" xlink:href="http://www.nytimes.com/2012/03/25/business/factuals-gil-elbaz-wants-to-gather-the-data-universe.html" office:target-frame-name="_blank" xlink:show="new" text:style-name="Internet_20_link" text:visited-style-name="Visited_20_Internet_20_Link">2012</text:a></text:p>
      <text:h text:style-name="Heading_20_3" text:outline-level="3">Predicting health based on consumer data</text:h>
      <text:p text:style-name="Text_20_body">Data companies and insurers are working on programs that use information on consumers’ everyday lives to predict their health risks. For example, the large insurer <text:span text:style-name="T3">Aviva</text:span>, in cooperation with the consulting firm Deloitte, has <text:a xlink:type="simple" xlink:href="https://www.wsj.com/articles/SB10001424052748704648604575620750998072986" office:target-frame-name="_blank" xlink:show="new" text:style-name="Internet_20_link" text:visited-style-name="Visited_20_Internet_20_Link">predicted</text:a> <text:span text:style-name="T3">individual health risks</text:span>, such as for diabetes, cancer, high blood pressure and depression, for 60,000 insurance applicants based on <text:a xlink:type="simple" xlink:href="https://www.soa.org/files/pdf/research-pred-mod-life-batty.pdf" office:target-frame-name="_blank" xlink:show="new" text:style-name="Internet_20_link" text:visited-style-name="Visited_20_Internet_20_Link">consumer data</text:a> traditionally used for marketing that it had purchased from a data broker.</text:p>
      <text:p text:style-name="Text_20_body">The consulting firm McKinsey has helped <text:span text:style-name="T3">predict the hospital costs</text:span> of patients based on consumer data for a <text:a xlink:type="simple" xlink:href="http://healthcare.mckinsey.com/sites/default/files/791750_Changing_Patient_Behavior_the_Next_Frontier_in_Healthcare_Value.pdf" office:target-frame-name="_blank" xlink:show="new" text:style-name="Internet_20_link" text:visited-style-name="Visited_20_Internet_20_Link">“large US payor”</text:a> in healthcare. Using information about demographics, family structure, purchases, car ownership, and other data, McKinsey <text:a xlink:type="simple" xlink:href="http://healthcare.mckinsey.com/sites/default/files/791750_Changing_Patient_Behavior_the_Next_Frontier_in_Healthcare_Value.pdf" office:target-frame-name="_blank" xlink:show="new" text:style-name="Internet_20_link" text:visited-style-name="Visited_20_Internet_20_Link">stated</text:a> that such “insights can help identify key patient subgroups before high-cost episodes occur”.</text:p>
      <text:p text:style-name="Text_20_body">The health analytics company <text:span text:style-name="T3">GNS Healthcare</text:span> also calculates <text:a xlink:type="simple" xlink:href="http://www.privacylab.at/wp-content/uploads/2016/09/Christl-Networks__K_o.pdf" office:target-frame-name="_blank" xlink:show="new" text:style-name="Internet_20_link" text:visited-style-name="Visited_20_Internet_20_Link">individual health risks</text:a> for patients from a wide range of data such as genomics, medical records, lab data, mobile health devices, and <text:a xlink:type="simple" xlink:href="http://www.businesswire.com/news/home/20151208005172/en/GNS-Healthcare-Secures-" office:target-frame-name="_blank" xlink:show="new" text:style-name="Internet_20_link" text:visited-style-name="Visited_20_Internet_20_Link">consumer behavior</text:a>. The company partners with insurers such as <text:a xlink:type="simple" xlink:href="https://news.aetna.com/2014/06/big-data-can-predict-and-improve-health/" office:target-frame-name="_blank" xlink:show="new" text:style-name="Internet_20_link" text:visited-style-name="Visited_20_Internet_20_Link">Aetna</text:a>, provides a <text:a xlink:type="simple" xlink:href="http://www.privacylab.at/wp-content/uploads/2016/09/Christl-Networks__K_o.pdf" office:target-frame-name="_blank" xlink:show="new" text:style-name="Internet_20_link" text:visited-style-name="Visited_20_Internet_20_Link">score</text:a> that identifies “people likely to participate in interventions”, and offers to <text:span text:style-name="T3">predict the progression of illnesses and intervention outcomes</text:span>. According to an <text:a xlink:type="simple" xlink:href="https://www.statnews.com/2015/12/15/insurance-big-data/" office:target-frame-name="_blank" xlink:show="new" text:style-name="Internet_20_link" text:visited-style-name="Visited_20_Internet_20_Link">industry report</text:a>, the company “ranks patients by how much return on investment” the insurer can expect if it targets them with particular interventions.</text:p>
      <text:p text:style-name="Text_20_body"><text:span text:style-name="T3">LexisNexis Risk Solutions</text:span>, a large data broker and risk analytics company, provides a <text:a xlink:type="simple" xlink:href="https://www.lexisnexis.com/risk/downloads/literature/health-care/Socioeconomic-Health-Risk-Score-br.pdf" office:target-frame-name="_blank" xlink:show="new" text:style-name="Internet_20_link" text:visited-style-name="Visited_20_Internet_20_Link">health scoring</text:a> product that calculates health risks, as well as expected healthcare costs for individuals, based on <text:a xlink:type="simple" xlink:href="http://www.lexisnexis.com/risk/downloads/literature/health-care/socioeconomic-data-coverages-br.pdf" office:target-frame-name="_blank" xlink:show="new" text:style-name="Internet_20_link" text:visited-style-name="Visited_20_Internet_20_Link">vast amounts</text:a> of consumer data, including purchase activities.</text:p>
      <text:h text:style-name="Heading_20_2" text:outline-level="2"><text:bookmark text:name="3"/>III. Large-scale collection and use of consumer data</text:h>
      <text:p text:style-name="Text_20_body">Today’s dominant online platforms – above all <text:span text:style-name="T3">Google and Facebook</text:span> – have extensive information on the everyday lives of billions of people around the globe. They are the most visible, the most pervasive, and, aside from intelligence contractors, online advertisers, and digital fraud detection services, perhaps the most advanced players in the <text:span text:style-name="T3">personal data and analytics industry</text:span>. Many others operate behind the scenes and beyond public attention.</text:p>
      <text:p text:style-name="Text_20_body">At its core, <text:span text:style-name="T3">online advertising</text:span> consists of an ecosystem of thousands of companies focused on constantly tracking and profiling billions of people. Every time an ad is displayed on a website or in a mobile app, a user’s digital profile has just been sold to the highest bidder in the milliseconds before. In contrast to these new practices, <text:span text:style-name="T3">credit reporting agencies</text:span> and <text:span text:style-name="T3">consumer data brokers</text:span> have already spent decades in the business of personal data. In recent years, they started combining the extensive information they have about people’s offline lives with the <text:span text:style-name="T3">user and customer databases</text:span> operated by large platforms, <text:soft-page-break/>online advertising companies, and myriads of other businesses across many industries.</text:p>
      <text:h text:style-name="P8" text:outline-level="2">Data companies have extensive information on billions of people</text:h>
      <text:p text:style-name="P5">Large Online Platforms</text:p>
      <text:p text:style-name="P6">Facebook</text:p>
      <text:p text:style-name="P6">has profiles on                </text:p>
      <text:p text:style-name="P4"><text:a xlink:type="simple" xlink:href="https://newsroom.fb.com/company-info/" office:target-frame-name="_blank" xlink:show="new" text:style-name="Internet_20_link" text:visited-style-name="Visited_20_Internet_20_Link"><text:span text:style-name="T4">1.9 billion</text:span></text:a></text:p>
      <text:p text:style-name="P6">Facebook users                                              </text:p>
      <text:p text:style-name="P4"><text:a xlink:type="simple" xlink:href="https://www.forbes.com/sites/kathleenchaykowski/2017/04/12/facebook-messenger-passes-1-2-billion-users" office:target-frame-name="_blank" xlink:show="new" text:style-name="Internet_20_link" text:visited-style-name="Visited_20_Internet_20_Link"><text:span text:style-name="T4">1.2 billion</text:span></text:a></text:p>
      <text:p text:style-name="P6">Whatsapp users</text:p>
      <text:p text:style-name="P4"><text:a xlink:type="simple" xlink:href="https://www.forbes.com/sites/kathleenchaykowski/2017/04/12/facebook-messenger-passes-1-2-billion-users" office:target-frame-name="_blank" xlink:show="new" text:style-name="Internet_20_link" text:visited-style-name="Visited_20_Internet_20_Link"><text:span text:style-name="T4">600 million</text:span></text:a></text:p>
      <text:p text:style-name="P6">Instagram users</text:p>
      <text:p text:style-name="P6">Google</text:p>
      <text:p text:style-name="P6">has profiles on</text:p>
      <text:p text:style-name="P4"><text:a xlink:type="simple" xlink:href="https://www.theverge.com/2017/5/17/15654454/android-reaches-2-billion-monthly-active-users" office:target-frame-name="_blank" xlink:show="new" text:style-name="Internet_20_link" text:visited-style-name="Visited_20_Internet_20_Link"><text:span text:style-name="T4">2 billion</text:span></text:a></text:p>
      <text:p text:style-name="P6">Android users</text:p>
      <text:p text:style-name="P4"><text:a xlink:type="simple" xlink:href="https://www.theverge.com/2017/5/17/15654454/android-reaches-2-billion-monthly-active-users" office:target-frame-name="_blank" xlink:show="new" text:style-name="Internet_20_link" text:visited-style-name="Visited_20_Internet_20_Link"><text:span text:style-name="T4">1+ billion</text:span></text:a></text:p>
      <text:p text:style-name="P6">Gmail users</text:p>
      <text:p text:style-name="P4"><text:a xlink:type="simple" xlink:href="https://www.theverge.com/2017/5/17/15654454/android-reaches-2-billion-monthly-active-users" office:target-frame-name="_blank" xlink:show="new" text:style-name="Internet_20_link" text:visited-style-name="Visited_20_Internet_20_Link"><text:span text:style-name="T4">1+ billion</text:span></text:a></text:p>
      <text:p text:style-name="P6">YouTube users</text:p>
      <text:p text:style-name="P6">Apple</text:p>
      <text:p text:style-name="P6">has profiles on</text:p>
      <text:p text:style-name="P4"><text:a xlink:type="simple" xlink:href="https://www.theverge.com/2017/5/17/15654454/android-reaches-2-billion-monthly-active-users" office:target-frame-name="_blank" xlink:show="new" text:style-name="Internet_20_link" text:visited-style-name="Visited_20_Internet_20_Link"><text:span text:style-name="T4">1 billion</text:span></text:a></text:p>
      <text:p text:style-name="P6">iOS users</text:p>
      <text:p text:style-name="P4">Credit Reporting Agencies</text:p>
      <text:p text:style-name="P6">Experian</text:p>
      <text:p text:style-name="P6">has credit data on </text:p>
      <text:p text:style-name="P4"><text:a xlink:type="simple" xlink:href="https://www.experianplc.com/media/2744/discover-experian-fy17.pdf" office:target-frame-name="_blank" xlink:show="new" text:style-name="Internet_20_link" text:visited-style-name="Visited_20_Internet_20_Link"><text:span text:style-name="T4">918 million</text:span></text:a></text:p>
      <text:p text:style-name="P6">people                                                                 </text:p>
      <text:p text:style-name="P6">marketing data on</text:p>
      <text:p text:style-name="P4"><text:a xlink:type="simple" xlink:href="https://www.experianplc.com/media/2744/discover-experian-fy17.pdf" office:target-frame-name="_blank" xlink:show="new" text:style-name="Internet_20_link" text:visited-style-name="Visited_20_Internet_20_Link"><text:span text:style-name="T4">700 million</text:span></text:a></text:p>
      <text:p text:style-name="P6">people</text:p>
      <text:p text:style-name="P6">„insights“ on</text:p>
      <text:p text:style-name="P4"><text:a xlink:type="simple" xlink:href="http://www.experian.com/assets/marketing-services/brochures/marketing-suite-brochure-04-2015.pdf" office:target-frame-name="_blank" xlink:show="new" text:style-name="Internet_20_link" text:visited-style-name="Visited_20_Internet_20_Link"><text:span text:style-name="T4">2.3 billion</text:span></text:a></text:p>
      <text:p text:style-name="P6">people</text:p>
      <text:p text:style-name="P6">Equifax</text:p>
      <text:p text:style-name="P6">has data on</text:p>
      <text:p text:style-name="P4"><text:a xlink:type="simple" xlink:href="https://www.equifax.com/about-equifax/company-profile" office:target-frame-name="_blank" xlink:show="new" text:style-name="Internet_20_link" text:visited-style-name="Visited_20_Internet_20_Link"><text:span text:style-name="T4">820 million</text:span></text:a></text:p>
      <text:p text:style-name="P6">people</text:p>
      <text:p text:style-name="P4"><text:a xlink:type="simple" xlink:href="http://www.equifax.com/assets/IFS/efx_identity_proofing.pdf" office:target-frame-name="_blank" xlink:show="new" text:style-name="Internet_20_link" text:visited-style-name="Visited_20_Internet_20_Link"><text:span text:style-name="T4">1 billion</text:span></text:a></text:p>
      <text:p text:style-name="P6">devices</text:p>
      <text:p text:style-name="P6">TransUnion</text:p>
      <text:p text:style-name="P6">has data on</text:p>
      <text:p text:style-name="P4"><text:a xlink:type="simple" xlink:href="https://s21.q4cdn.com/588148537/files/10-K-as-filed-(2).pdf" office:target-frame-name="_blank" xlink:show="new" text:style-name="Internet_20_link" text:visited-style-name="Visited_20_Internet_20_Link"><text:span text:style-name="T4">1 billion</text:span></text:a></text:p>
      <text:p text:style-name="P6">people</text:p>
      <text:p text:style-name="P4">Consumer Data Brokers</text:p>
      <text:p text:style-name="P6">Acxiom</text:p>
      <text:p text:style-name="P6">has data on </text:p>
      <text:p text:style-name="P4"><text:a xlink:type="simple" xlink:href="https://s21.q4cdn.com/580938034/files/doc_financials/annual_reports/ACXM_Annual_Report_FINAL_RRD_Printers_Proof_6-17-16_.pdf" office:target-frame-name="_blank" xlink:show="new" text:style-name="Internet_20_link" text:visited-style-name="Visited_20_Internet_20_Link"><text:span text:style-name="T4">700 million</text:span></text:a></text:p>
      <text:p text:style-name="P6">people</text:p>
      <text:p text:style-name="P4"><text:a xlink:type="simple" xlink:href="https://lp.liveramp.com/rs/982-LRE-196/images/Identity%20Graph%20One%20Pager.pdf" office:target-frame-name="_blank" xlink:show="new" text:style-name="Internet_20_link" text:visited-style-name="Visited_20_Internet_20_Link"><text:span text:style-name="T4">1 billion</text:span></text:a></text:p>
      <text:p text:style-name="P6">cookies and mobile devices</text:p>
      <text:p text:style-name="P6">it manages</text:p>
      <text:p text:style-name="P4"><text:a xlink:type="simple" xlink:href="http://files.shareholder.com/downloads/ACXM/0x0x763250/A1DBFBD8-E136-4701-B0F2-3DC695E5ED08/acxiom2014_Annual_Report_FINAL_RRD_PDF_.pdf" office:target-frame-name="_blank" xlink:show="new" text:style-name="Internet_20_link" text:visited-style-name="Visited_20_Internet_20_Link"><text:span text:style-name="T4">3.7 billion</text:span></text:a></text:p>
      <text:p text:style-name="P6">consumer profiles for clients</text:p>
      <text:p text:style-name="P6"><text:soft-page-break/>Oracle</text:p>
      <text:p text:style-name="P6">has data on</text:p>
      <text:p text:style-name="P4"><text:a xlink:type="simple" xlink:href="http://www.oracle.com/us/products/applications/audience-guide-3034880.pdf" office:target-frame-name="_blank" xlink:show="new" text:style-name="Internet_20_link" text:visited-style-name="Visited_20_Internet_20_Link"><text:span text:style-name="T4">1 billion</text:span></text:a></text:p>
      <text:p text:style-name="P6">mobile users</text:p>
      <text:p text:style-name="P4"><text:a xlink:type="simple" xlink:href="http://www.addthis.com/about" office:target-frame-name="_blank" xlink:show="new" text:style-name="Internet_20_link" text:visited-style-name="Visited_20_Internet_20_Link"><text:span text:style-name="T4">1.9 billion</text:span></text:a></text:p>
      <text:p text:style-name="P6">website visitors</text:p>
      <text:p text:style-name="P6">provides access to</text:p>
      <text:p text:style-name="P4"><text:a xlink:type="simple" xlink:href="https://www.oracle.com/webfolder/s/dataexplorer/data-providers.html" office:target-frame-name="_blank" xlink:show="new" text:style-name="Internet_20_link" text:visited-style-name="Visited_20_Internet_20_Link"><text:span text:style-name="T4">5 billion</text:span></text:a></text:p>
      <text:p text:style-name="P2">“unique” consumer IDs                                  </text:p>
      <text:p text:style-name="Text_20_body"><text:span text:style-name="T3">Facebook</text:span> uses at least <text:a xlink:type="simple" xlink:href="https://www.propublica.org/article/facebook-doesnt-tell-users-everything-it-really-knows-about-them" office:target-frame-name="_blank" xlink:show="new" text:style-name="Internet_20_link" text:visited-style-name="Visited_20_Internet_20_Link">52,000 personal attributes</text:a> to sort and categorize its 1.9 billion users by, for example, their political views, ethnicity, and income. In order to do so, the platform analyzes their posts, likes, shares, friends, photos, movements, and many other kinds of behaviors.</text:p>
      <text:p text:style-name="Text_20_body">In addition, Facebook <text:span text:style-name="T3">acquires data on its users from other companies</text:span>. In <text:a xlink:type="simple" xlink:href="https://techcrunch.com/2013/02/27/facebook-ad-data-providers/" office:target-frame-name="_blank" xlink:show="new" text:style-name="Internet_20_link" text:visited-style-name="Visited_20_Internet_20_Link">2013</text:a>, the platform began its partnership with the four data brokers Acxiom, Epsilon, Datalogix and BlueKai, the latter two of which were subsequently acquired by the IT giant Oracle. These companies help Facebook <text:span text:style-name="T3">track and profile its users</text:span> even better than it already does by providing it with data collected from beyond its platform.</text:p>
      <text:h text:style-name="Heading_20_2" text:outline-level="2"><text:bookmark text:name="4"/>IV. Data brokers and the business of personal data</text:h>
      <text:p text:style-name="Text_20_body">Consumer data brokers play a key role in today’s personal data industry. They aggregate, combine, and trade massive amounts of information collected from diverse online and offline sources on entire populations. Data brokers collect publicly available information and buy or license consumer data from other companies. Generally, their data stems from <text:span text:style-name="T3">sources other than the individuals themselves</text:span>, and is collected <text:a xlink:type="simple" xlink:href="https://www.ftc.gov/system/files/documents/reports/data-brokers-call-transparency-accountability-report-federal-trade-commission-may-2014/140527databrokerreport.pdf" office:target-frame-name="_blank" xlink:show="new" text:style-name="Internet_20_link" text:visited-style-name="Visited_20_Internet_20_Link">largely without consumers’ knowledge</text:a>. They analyze data, make inferences, sort people into categories, and provide thousands of attributes on individuals to their clients.</text:p>
      <text:p text:style-name="Text_20_body"><text:span text:style-name="T3">The profiles that data brokers have</text:span> on individuals <text:a xlink:type="simple" xlink:href="https://developer.myacxiom.com/code/api/data-bundles/" office:target-frame-name="_blank" xlink:show="new" text:style-name="Internet_20_link" text:visited-style-name="Visited_20_Internet_20_Link">include</text:a> not only information about education, occupation, children, religion, ethnicity, political views, activities, interests and media usage, but also about someone’s online behaviors such as <text:a xlink:type="simple" xlink:href="http://www.oracle.com/us/products/applications/audience-guide-3034880.pdf" office:target-frame-name="_blank" xlink:show="new" text:style-name="Internet_20_link" text:visited-style-name="Visited_20_Internet_20_Link">web searches</text:a>. Additionally, they collect data about purchases, credit card usage, income and loans, banking and insurance policies, property and vehicle ownership, and a variety of other data types. Data brokers also calculate <text:span text:style-name="T3">scores that predict an individual’s possible future behavior</text:span>, with regard to, for example, someone’s economic stability or plans to have a baby or to <text:a xlink:type="simple" xlink:href="https://developer.myacxiom.com/code/api/data-bundles/bundle/basicDemographics" office:target-frame-name="_blank" xlink:show="new" text:style-name="Internet_20_link" text:visited-style-name="Visited_20_Internet_20_Link">change jobs</text:a>.</text:p>
      <text:h text:style-name="Heading_20_2" text:outline-level="2"><text:soft-page-break/>Some examples of data on consumers provided by Acxiom and Oracle </text:h>
      <text:p text:style-name="Text_20_body"><draw:frame draw:style-name="fr2" draw:name="Image7" text:anchor-type="as-char" svg:width="7.2382in" svg:height="4.0752in" draw:z-index="6"><draw:image xlink:href="../Corporate%20Surveillance%20in%20Everyday%20Life_files/infographic_acxiomoracle1300.jpg" xlink:type="simple" xlink:show="embed" xlink:actuate="onLoad"/><svg:title>Some examples of data on consumers provided by Acxiom and Oracle</svg:title></draw:frame> </text:p>
      <text:p text:style-name="Text_20_body">Examples of data on consumers provided by <text:span text:style-name="Emphasis">Acxiom</text:span> and <text:span text:style-name="Emphasis">Oracle</text:span> (as of April/May 2017). Sources see <text:a xlink:type="simple" xlink:href="http://crackedlabs.org/dl/CrackedLabs_Christl_CorporateSurveillance.pdf" text:style-name="Internet_20_link" text:visited-style-name="Visited_20_Internet_20_Link">report</text:a></text:p>
      <text:h text:style-name="Heading_20_3" text:outline-level="3">Acxiom, a large consumer data broker</text:h>
      <text:p text:style-name="Text_20_body">Founded in 1969, Acxiom runs one of the world’s largest commercial databases on consumers. The company provides up to <text:a xlink:type="simple" xlink:href="https://www.acxiom.com/wp-content/uploads/2013/09/2013-Annual-Report.pdf" office:target-frame-name="_blank" xlink:show="new" text:style-name="Internet_20_link" text:visited-style-name="Visited_20_Internet_20_Link">3,000</text:a> data elements on <text:a xlink:type="simple" xlink:href="https://www.acxiom.com/wp-content/uploads/2013/09/2013-Annual-Report.pdf" office:target-frame-name="_blank" xlink:show="new" text:style-name="Internet_20_link" text:visited-style-name="Visited_20_Internet_20_Link">700 million</text:a> people from <text:a xlink:type="simple" xlink:href="https://s21.q4cdn.com/580938034/files/doc_financials/annual_reports/ACXM_Annual_Report_FINAL_RRD_Printers_Proof_6-17-16_.pdf" office:target-frame-name="_blank" xlink:show="new" text:style-name="Internet_20_link" text:visited-style-name="Visited_20_Internet_20_Link">thousands of sources</text:a> in many countries, including the US, the UK, and Germany. Initially a direct marketing firm, Acxiom developed its centralized consumer database in the late 1990s. </text:p>
      <text:p text:style-name="Text_20_body">With its <text:span text:style-name="T3">Abilitec Link system</text:span> the company runs a kind of private population register in which every person, household, and building receives a <text:a xlink:type="simple" xlink:href="https://developer.myacxiom.com/code/api/data-bundles/bundle/abilitec" office:target-frame-name="_blank" xlink:show="new" text:style-name="Internet_20_link" text:visited-style-name="Visited_20_Internet_20_Link">unique ID</text:a>. The company constantly updates its database with information about <text:span text:style-name="T3">births and deaths, marriages and divorces, name and address changes</text:span>, and, of course all kinds of other profile data. When asked about a person, Acxiom <text:a xlink:type="simple" xlink:href="https://developer.myacxiom.com/code/api/data-bundles/bundle/eTechDemographics" office:target-frame-name="_blank" xlink:show="new" text:style-name="Internet_20_link" text:visited-style-name="Visited_20_Internet_20_Link">provides</text:a>, for example, one of 13 religious affiliations including “Catholic”, “Jewish” and “Muslim”, and one of nearly 200 <text:a xlink:type="simple" xlink:href="https://developer.myacxiom.com/code/api/data-bundles/bundle/eTechDemographics" office:target-frame-name="_blank" xlink:show="new" text:style-name="Internet_20_link" text:visited-style-name="Visited_20_Internet_20_Link">ethnic codes</text:a>.</text:p>
      <text:p text:style-name="Text_20_body">Acxiom sells access to its extensive consumer profiles and helps clients find, target, identify, analyze, sort, rate, and rank people. The company also directly manages <text:span text:style-name="T3">15,000 customer databases</text:span> with <text:a xlink:type="simple" xlink:href="http://files.shareholder.com/downloads/ACXM/0x0x763250/A1DBFBD8-E136-4701-B0F2-3DC695E5ED08/acxiom2014_Annual_Report_FINAL_RRD_PDF_.pdf" office:target-frame-name="_blank" xlink:show="new" text:style-name="Internet_20_link" text:visited-style-name="Visited_20_Internet_20_Link">billions of consumer profiles</text:a> for its clients, including for large banks, insurers, healthcare organizations and government agencies. Besides marketing data services, Acxiom also <text:a xlink:type="simple" xlink:href="https://www.acxiom.com/what-we-do-3/identity-verification-authentication/" office:target-frame-name="_blank" xlink:show="new" text:style-name="Internet_20_link" text:visited-style-name="Visited_20_Internet_20_Link">provides</text:a> identity verification, risk management, and fraud detection services.</text:p>
      <text:h text:style-name="Heading_20_2" text:outline-level="2"><text:soft-page-break/>Acxiom and its data providers, partners and services </text:h>
      <text:p text:style-name="Text_20_body"><draw:frame draw:style-name="fr2" draw:name="Image8" text:anchor-type="as-char" svg:width="6.2791in" svg:height="3.5354in" draw:z-index="7"><draw:image xlink:href="../Corporate%20Surveillance%20in%20Everyday%20Life_files/infographic_acxiom1300.jpg" xlink:type="simple" xlink:show="embed" xlink:actuate="onLoad"/><svg:title>Acxiom and its data providers, partners and services</svg:title></draw:frame> </text:p>
      <text:p text:style-name="Text_20_body"><text:span text:style-name="Emphasis">Acxiom</text:span> and its data providers, partners, and clients (as of April/May 2017). Sources see <text:a xlink:type="simple" xlink:href="http://crackedlabs.org/dl/CrackedLabs_Christl_CorporateSurveillance.pdf" text:style-name="Internet_20_link" text:visited-style-name="Visited_20_Internet_20_Link">report</text:a></text:p>
      <text:p text:style-name="Text_20_body">Since the <text:a xlink:type="simple" xlink:href="https://www.acxiom.com/news/acxiom-completes-liveramp-acquisition/" office:target-frame-name="_blank" xlink:show="new" text:style-name="Internet_20_link" text:visited-style-name="Visited_20_Internet_20_Link">acquisition</text:a> of the online data company <text:span text:style-name="T3">LiveRamp</text:span> in 2014, Acxiom has made major efforts to connect its decade-spanning data repository to the digital world. Acxiom was, for example, among the first data brokers to provide additional information to <text:span text:style-name="T3">Facebook, Google, and Twitter</text:span> in order to help the platforms better track or categorize users based on purchases and other behaviors that the platforms were still not able to track.</text:p>
      <text:p text:style-name="Text_20_body">Acxiom’s LiveRamp <text:span text:style-name="T3">connects and combines digital profiles</text:span> across hundreds of data and advertising companies. At the core lies its <text:a xlink:type="simple" xlink:href="https://liveramp.com/discover-identitylink/identitylink-features/identity-graph/" office:target-frame-name="_blank" xlink:show="new" text:style-name="Internet_20_link" text:visited-style-name="Visited_20_Internet_20_Link">IdentityLink</text:a> system, which helps recognize individuals and link information about them across databases, platforms, and devices based on email addresses, phone numbers, smartphone IDs, and other identifiers. While the company promises that linking and matching happens in <text:a xlink:type="simple" xlink:href="https://liveramp.com/blog/how-liveramp-data-onboarding-integrations-work/" office:target-frame-name="_blank" xlink:show="new" text:style-name="Internet_20_link" text:visited-style-name="Visited_20_Internet_20_Link">”anonymized”</text:a> and “de-identified” ways, it also <text:a xlink:type="simple" xlink:href="https://liveramp.com/discover-identitylink/identitylink-features/build-an-omnichannel-view/" office:target-frame-name="_blank" xlink:show="new" text:style-name="Internet_20_link" text:visited-style-name="Visited_20_Internet_20_Link">states</text:a> that it is able to “connect offline data and online data back to a single identifier”.</text:p>
      <text:p text:style-name="Text_20_body">Companies that have recently been promoted as <text:a xlink:type="simple" xlink:href="http://liveramp.com/partners/" office:target-frame-name="_blank" xlink:show="new" text:style-name="Internet_20_link" text:visited-style-name="Visited_20_Internet_20_Link">data providers</text:a> by LiveRamp include the credit reporting giants <text:span text:style-name="T3">Equifax, Experian, and TransUnion</text:span>. Furthermore, many <text:a xlink:type="simple" xlink:href="https://www.acxiom.com/news/liveramp-launches-identitylink-for-data-owners/" office:target-frame-name="_blank" xlink:show="new" text:style-name="Internet_20_link" text:visited-style-name="Visited_20_Internet_20_Link">digital tracking services</text:a> that collect data from the web, mobile apps, and even <text:span text:style-name="T3">sensors placed throughout the physical world</text:span> provide LiveRamp with data. Some of them use LiveRamp’s <text:a xlink:type="simple" xlink:href="https://liveramp.com/discover-identitylink/identitylink-features/identity-graph/" office:target-frame-name="_blank" xlink:show="new" text:style-name="Internet_20_link" text:visited-style-name="Visited_20_Internet_20_Link">data store</text:a>, which allows companies to “buy and sell valuable customer data“. Others provide data to let Acxiom and LiveRamp recognize individuals and link the recorded information with digital profiles from other sources. Perhaps most concerning is Acxiom’s <text:a xlink:type="simple" xlink:href="http://adage.com/article/dataworks/data-partners-tie-mobile-ads-drug-refills-doc-visits/302937/" office:target-frame-name="_blank" xlink:show="new" text:style-name="Internet_20_link" text:visited-style-name="Visited_20_Internet_20_Link">partnership</text:a> with <text:a xlink:type="simple" xlink:href="http://www.crossix.com/Press-Releases/Crossix-Solutions-and-Acxiom-Partnership.aspx" office:target-frame-name="_blank" xlink:show="new" text:style-name="Internet_20_link" text:visited-style-name="Visited_20_Internet_20_Link">Crossix</text:a>, a company with <text:span text:style-name="T3">extensive health data</text:span> on 250 million US consumers. It is <text:a xlink:type="simple" xlink:href="https://liveramp.com/partners/" office:target-frame-name="_blank" xlink:show="new" text:style-name="Internet_20_link" text:visited-style-name="Visited_20_Internet_20_Link">listed</text:a> as one of LiveRamp’s data providers.</text:p>
      <text:p text:style-name="Text_20_body">„anyone who captures data on consumers has the potential to be a data provider“ </text:p>
      <text:p text:style-name="Text_20_body">Travis May, General Manager of <text:span text:style-name="Emphasis">Acxiom</text:span>'s <text:span text:style-name="Emphasis">LiveRamp</text:span>, <text:a xlink:type="simple" xlink:href="http://www.prnewswire.com/news-releases/liveramp-launches-identitylink-for-data-owners-300400945.html" office:target-frame-name="_blank" xlink:show="new" text:style-name="Internet_20_link" text:visited-style-name="Visited_20_Internet_20_Link">2017</text:a></text:p>
      <text:h text:style-name="Heading_20_3" text:outline-level="3">Oracle, an IT giant enters the consumer data business</text:h>
      <text:p text:style-name="Text_20_body">By acquiring several data companies such as Datalogix, BlueKai, AddThis, and CrossWise, Oracle, one of the world’s largest business software and databases vendors, has recently become <text:span text:style-name="T3">one of the largest consumer data brokers</text:span> as well. In its <text:a xlink:type="simple" xlink:href="https://cloud.oracle.com/data-cloud" office:target-frame-name="_blank" xlink:show="new" text:style-name="Internet_20_link" text:visited-style-name="Visited_20_Internet_20_Link">data cloud</text:a> Oracle aggregates <text:a xlink:type="simple" xlink:href="https://www.oracle.com/corporate/acquisitions/crosswise/index.html" office:target-frame-name="_blank" xlink:show="new" text:style-name="Internet_20_link" text:visited-style-name="Visited_20_Internet_20_Link">3 billion</text:a> user profiles from <text:a xlink:type="simple" xlink:href="https://www.oracle.com/corporate/acquisitions/crosswise/index.html" office:target-frame-name="_blank" xlink:show="new" text:style-name="Internet_20_link" text:visited-style-name="Visited_20_Internet_20_Link">15 million</text:a> different websites, data from <text:a xlink:type="simple" xlink:href="http://www.oracle.com/us/products/applications/audience-guide-3034880.pdf" office:target-frame-name="_blank" xlink:show="new" text:style-name="Internet_20_link" text:visited-style-name="Visited_20_Internet_20_Link">1 billion</text:a> mobile users, billions of purchases from grocery chains and <text:a xlink:type="simple" xlink:href="http://www.oracle.com/us/products/applications/audience-guide-3034880.pdf" office:target-frame-name="_blank" xlink:show="new" text:style-name="Internet_20_link" text:visited-style-name="Visited_20_Internet_20_Link">1,500</text:a> large retailers, as well as <text:a xlink:type="simple" xlink:href="http://www.oracle.com/us/solutions/cloud/daas-for-business-2245611.pdf" office:target-frame-name="_blank" xlink:show="new" text:style-name="Internet_20_link" text:visited-style-name="Visited_20_Internet_20_Link">700 million</text:a> messages <text:a xlink:type="simple" xlink:href="http://www.oracle.com/us/products/social-relationship-mgmt-brief-1915605.pdf" office:target-frame-name="_blank" xlink:show="new" text:style-name="Internet_20_link" text:visited-style-name="Visited_20_Internet_20_Link">from</text:a> social media networks, blogs, and consumer <text:soft-page-break/>review sites per day.</text:p>
      <text:h text:style-name="Heading_20_2" text:outline-level="2">Oracle aggregates data on billions of consumers </text:h>
      <text:p text:style-name="Text_20_body"><draw:frame draw:style-name="fr2" draw:name="Image9" text:anchor-type="as-char" svg:width="7.1516in" svg:height="4.0264in" draw:z-index="8"><draw:image xlink:href="../Corporate%20Surveillance%20in%20Everyday%20Life_files/infographic_oracle1300.jpg" xlink:type="simple" xlink:show="embed" xlink:actuate="onLoad"/><svg:title>Oracle aggregates data on billions of consumers</svg:title></draw:frame> </text:p>
      <text:p text:style-name="Text_20_body"><text:span text:style-name="Emphasis">Oracle</text:span> and its data providers, partners and services (as of April/May 2017). Sources see <text:a xlink:type="simple" xlink:href="http://crackedlabs.org/dl/CrackedLabs_Christl_CorporateSurveillance.pdf" text:style-name="Internet_20_link" text:visited-style-name="Visited_20_Internet_20_Link">report</text:a></text:p>
      <text:p text:style-name="Text_20_body">Oracle lists nearly 100 data providers in its <text:a xlink:type="simple" xlink:href="http://www.oracle.com/us/solutions/cloud/data-directory-2810741.pdf" office:target-frame-name="_blank" xlink:show="new" text:style-name="Internet_20_link" text:visited-style-name="Visited_20_Internet_20_Link">data directory</text:a>, including Acxiom and credit reporting agencies such as <text:span text:style-name="T3">Experian and TransUnion</text:span>, as well as companies that track website visits, mobile app usage, and movements, or that collect data from online quizzes. <text:span text:style-name="T3">Visa and MasterCard</text:span> are listed as data providers, too. Together with its partners, Oracle provides over <text:a xlink:type="simple" xlink:href="https://www.oracle.com/corporate/pressrelease/eyeota-011917.html" office:target-frame-name="_blank" xlink:show="new" text:style-name="Internet_20_link" text:visited-style-name="Visited_20_Internet_20_Link">30,000</text:a> different data categories that may be assigned to consumers. Conversely, the company shares data with <text:span text:style-name="T3">Facebook</text:span> and helps <text:span text:style-name="T3">Twitter</text:span> calculate the creditworthiness of its users.</text:p>
      <text:p text:style-name="Text_20_body">Oracle’s <text:span text:style-name="T3">ID Graph</text:span> identifies and combines user profiles across companies. <text:a xlink:type="simple" xlink:href="http://www.oracle.com/us/corporate/acquisitions/datalogix/general-presentation-2395307.pdf" office:target-frame-name="_blank" xlink:show="new" text:style-name="Internet_20_link" text:visited-style-name="Visited_20_Internet_20_Link">It</text:a> “unites all interactions” across databases, services and devices to “create one addressable consumer profile” and “identify customers and prospects everywhere”. Other companies can send <text:a xlink:type="simple" xlink:href="https://docs.oracle.com/en/cloud/saas/data-cloud/dsmkt/using-oracle-data-cloud.pdf" office:target-frame-name="_blank" xlink:show="new" text:style-name="Internet_20_link" text:visited-style-name="Visited_20_Internet_20_Link">match keys</text:a> based on <text:span text:style-name="T3">email addresses, phone numbers, postal addresses, and other identifiers</text:span> to Oracle, which will then <text:a xlink:type="simple" xlink:href="https://docs.oracle.com/en/cloud/saas/data-cloud/dsmkt/using-oracle-data-cloud.pdf" office:target-frame-name="_blank" xlink:show="new" text:style-name="Internet_20_link" text:visited-style-name="Visited_20_Internet_20_Link">synchronize</text:a> them to its “network of user and statistical IDs that are linked together in the Oracle ID Graph”. Although the company promises to only use <text:a xlink:type="simple" xlink:href="https://docs.oracle.com/en/cloud/saas/data-cloud/dsmkt/using-oracle-data-cloud.pdf" office:target-frame-name="_blank" xlink:show="new" text:style-name="Internet_20_link" text:visited-style-name="Visited_20_Internet_20_Link">anonymous user IDs</text:a> and <text:a xlink:type="simple" xlink:href="https://docs.oracle.com/en/cloud/saas/data-cloud/dsmkt/using-oracle-data-cloud.pdf" office:target-frame-name="_blank" xlink:show="new" text:style-name="Internet_20_link" text:visited-style-name="Visited_20_Internet_20_Link">anonymous user profiles</text:a>, these still refer to certain individuals and can be used to <text:a xlink:type="simple" xlink:href="http://www.oracle.com/us/corporate/acquisitions/datalogix/general-presentation-2395307.pdf" office:target-frame-name="_blank" xlink:show="new" text:style-name="Internet_20_link" text:visited-style-name="Visited_20_Internet_20_Link">recognize them</text:a> and to single them out in many life contexts.</text:p>
      <text:p text:style-name="Text_20_body">Generally, clients can <text:span text:style-name="T3">upload their own data about customers, website visitors, or app users</text:span> to Oracle’s <text:a xlink:type="simple" xlink:href="https://cloud.oracle.com/data-cloud" office:target-frame-name="_blank" xlink:show="new" text:style-name="Internet_20_link" text:visited-style-name="Visited_20_Internet_20_Link">data cloud</text:a>, combine it with data from many other companies and then transfer and utilize it on hundreds of other marketing and advertising technology platforms in real-time. They can use it to, for example, <text:span text:style-name="T3">find and target</text:span> people across devices and platforms, <text:span text:style-name="T3">personalize interactions</text:span>, and eventually, to <text:span text:style-name="T3">measure</text:span> how consumers respond after having been addressed and affected on an individual level.</text:p>
      <text:h text:style-name="Heading_20_2" text:outline-level="2"><text:bookmark text:name="5"/>V. Real-time monitoring of behaviors across everyday life</text:h>
      <text:p text:style-name="Text_20_body">Online platforms, advertising technology providers, data brokers, and businesses in all industries can now monitor, recognize, and analyze individuals in many situations. They are able to learn what people are interested in, what they did today, what they are likely to do tomorrow, and how much they might be worth as a customer.</text:p>
      <text:h text:style-name="Heading_20_3" text:outline-level="3"><text:soft-page-break/>Data about people’s online and offline lives</text:h>
      <text:p text:style-name="Text_20_body">A wide range of companies has been collecting information on people for decades. Before the Internet, both credit bureaus and direct marketing agencies were major points of integration between data flowing from different sources. A first big step into <text:span text:style-name="T3">systematic consumer surveillance</text:span> occurred in the <text:span text:style-name="T3">1990s</text:span> through database marketing, loyalty programs, and advanced consumer credit reporting. Following the ascent of the Internet and online advertising in the <text:span text:style-name="T3">early 2000s</text:span> and the rise of social networks, smartphones, and online advertising in the <text:span text:style-name="T3">late 2000s</text:span>, we now see the traditional consumer data industry integrating with the new digital tracking and profiling ecosystem in the <text:span text:style-name="T3">2010s</text:span>.</text:p>
      <text:h text:style-name="Heading_20_2" text:outline-level="2">Mapping data collection on consumers </text:h>
      <text:p text:style-name="Text_20_body"><draw:frame draw:style-name="fr2" draw:name="Image10" text:anchor-type="as-char" svg:width="6.3311in" svg:height="3.5646in" draw:z-index="9"><draw:image xlink:href="../Corporate%20Surveillance%20in%20Everyday%20Life_files/infographic_datacollection1300.jpg" xlink:type="simple" xlink:show="embed" xlink:actuate="onLoad"/><svg:title>Mapping data collection on consumers</svg:title></draw:frame> </text:p>
      <text:p text:style-name="Text_20_body">Different levels, realms and sources of corporate consumer data collection.</text:p>
      <text:p text:style-name="Text_20_body">Consumer data brokers and other firms have long been acquiring information on <text:span text:style-name="T3">newspaper and magazine subscribers</text:span>, book and movie club members, catalog and mail order buyers, travel agency bookers, seminar and conference participants, and consumers filling out warranty card product registrations. The collection of purchase data from <text:span text:style-name="T3">loyalty programs</text:span> has also long been an established practice in this regard.</text:p>
      <text:p text:style-name="Text_20_body">In addition to data directly gathered from individuals they have been using, for example, information about the <text:span text:style-name="T3">types of neighborhoods and buildings</text:span> people are living in to characterize, label, sort, and categorize people. Similarly, companies now profile consumers based on metadata about the <text:span text:style-name="T3">types of websites</text:span> they surf, the videos they watch, the apps they use, and the geographic locations they visit. In recent years, the scale and depth of <text:span text:style-name="T3">behavioral data streams</text:span> generated by all sorts of everyday activities, such as web, social media, and device usage, have risen rapidly.</text:p>
      <text:p text:style-name="Text_20_body">„That’s No Phone. That’s My Tracker“ </text:p>
      <text:p text:style-name="Text_20_body">New York Times, <text:a xlink:type="simple" xlink:href="http://www.nytimes.com/2012/07/15/sunday-review/thats-not-my-phone-its-my-tracker.html" office:target-frame-name="_blank" xlink:show="new" text:style-name="Internet_20_link" text:visited-style-name="Visited_20_Internet_20_Link">2012</text:a></text:p>
      <text:h text:style-name="Heading_20_3" text:outline-level="3">Ubiquitous digital tracking and profiling</text:h>
      <text:p text:style-name="Text_20_body">One major reason that corporate tracking and profiling has become so pervasive lies in the fact that nearly all websites, mobile app providers, and many device vendors actively share behavioral data with other companies.</text:p>
      <text:p text:style-name="Text_20_body"><text:soft-page-break/>A few years ago most websites began embedding tracking services that <text:span text:style-name="T3">transmit user data to third parties</text:span> into their websites. Some of these services provide visible functionality to users. When a website shows, for example, a Facebook like button or an embedded YouTube video, user data is transmitted to Facebook or Google. Many other services related to online advertising remain hidden, though, and largely serve only one purpose, namely to collect user data. It is widely unknown <text:span text:style-name="T3">exactly which kinds of user data</text:span> digital publishers share and how third parties use this data. At least part of these tracking activities can be examined by everybody; by installing the browser extension <text:a xlink:type="simple" xlink:href="https://www.mozilla.org/en/lightbeam/" office:target-frame-name="_blank" xlink:show="new" text:style-name="Internet_20_link" text:visited-style-name="Visited_20_Internet_20_Link">Lightbeam</text:a>, for example, one can visualize the hidden network third-party trackers.</text:p>
      <text:p text:style-name="Text_20_body">A recent study examined <text:a xlink:type="simple" xlink:href="http://randomwalker.info/publications/webtap-chapter.pdf" office:target-frame-name="_blank" xlink:show="new" text:style-name="Internet_20_link" text:visited-style-name="Visited_20_Internet_20_Link">one million different websites</text:a> and found more than <text:span text:style-name="T3">80,000 third-party services</text:span> that receive data about the visitors of these websites. Around 120 of these tracking services were found on more than 10,000 websites, and six companies monitor users on more than 100,000 websites, including Google, Facebook, Twitter, and Oracle’s BlueKai. A <text:a xlink:type="simple" xlink:href="http://www2016.net/proceedings/proceedings/p121.pdf" office:target-frame-name="_blank" xlink:show="new" text:style-name="Internet_20_link" text:visited-style-name="Visited_20_Internet_20_Link">study</text:a> on 200,000 users from Germany visiting 21 million web pages showed that third-party trackers were present <text:span text:style-name="T3">on 95%</text:span> of the pages visited. Similarly, most mobile apps share information on their users with other companies. A 2015 <text:a xlink:type="simple" xlink:href="https://www.researchgate.net/publication/282356703_A_measurement_study_of_tracking_in_paid_mobile_applications" office:target-frame-name="_blank" xlink:show="new" text:style-name="Internet_20_link" text:visited-style-name="Visited_20_Internet_20_Link">study</text:a> of popular apps in Australia, Brazil, Germany, and the US found that <text:span text:style-name="T3">between 85% and 95%</text:span> <text:span text:style-name="T3">of free apps</text:span> and even <text:span text:style-name="T3">60% of paid apps</text:span> connect to third parties that collect personal data.</text:p>
      <text:p text:style-name="Text_20_body">An <text:span text:style-name="T3">interactive map of hidden third-party tracking services</text:span> on Android apps created by researchers from Europe and the US can be explored at: <text:a xlink:type="simple" xlink:href="http://haystack.mobi/panopticon" office:target-frame-name="_blank" xlink:show="new" text:style-name="Internet_20_link" text:visited-style-name="Visited_20_Internet_20_Link">haystack.mobi/panopticon</text:a>.</text:p>
      <text:h text:style-name="Heading_20_2" text:outline-level="2"> </text:h>
      <text:p text:style-name="Text_20_body"><draw:frame draw:style-name="fr2" draw:name="Image11" text:anchor-type="as-char" svg:width="7.1736in" svg:height="4.0882in" draw:z-index="10"><draw:image xlink:href="../Corporate%20Surveillance%20in%20Everyday%20Life_files/haystack1300.jpg" xlink:type="simple" xlink:show="embed" xlink:actuate="onLoad"/></draw:frame> </text:p>
      <text:p text:style-name="Text_20_body">Screenshot of the <text:span text:style-name="Emphasis">ISCI Haystack Panopticon</text:span> available at <text:a xlink:type="simple" xlink:href="http://haystack.mobi/panopticon" office:target-frame-name="_blank" xlink:show="new" text:style-name="Internet_20_link" text:visited-style-name="Visited_20_Internet_20_Link">haystack.mobi/panopticon</text:a>, © Courtesy of ISCI, UC Berkeley</text:p>
      <text:p text:style-name="Text_20_body">In terms of devices, <text:span text:style-name="T3">smartphones</text:span> are perhaps the biggest contributors to today’s ubiquitous data collection. The information recorded by mobile phones provides detailed insights into a user’s personality and everyday life. Since consumers generally need to have a <text:span text:style-name="T3">Google, Apple, or Microsoft account</text:span> to use them, much of the information is already linked to a major platform’s identifier.</text:p>
      <text:p text:style-name="Text_20_body"><text:span text:style-name="T3">Selling user data</text:span> is not restricted to website and mobile app publishers. The marketing intelligence company SimilarWeb, for example, receives data not only from <text:a xlink:type="simple" xlink:href="https://www.similarweb.com/ourdata" office:target-frame-name="_blank" xlink:show="new" text:style-name="Internet_20_link" text:visited-style-name="Visited_20_Internet_20_Link">hundreds of thousands of direct </text:a><text:soft-page-break/><text:a xlink:type="simple" xlink:href="https://www.similarweb.com/ourdata" office:target-frame-name="_blank" xlink:show="new" text:style-name="Internet_20_link" text:visited-style-name="Visited_20_Internet_20_Link">measurement sources from websites and apps</text:a>, but also from <text:a xlink:type="simple" xlink:href="https://www.similarweb.com/downloads/our-data-methodology.pdf" office:target-frame-name="_blank" xlink:show="new" text:style-name="Internet_20_link" text:visited-style-name="Visited_20_Internet_20_Link">desktop software and browser extensions</text:a>. In recent years, many other kinds of devices with sensors and network connections have entered everyday life, from <text:span text:style-name="T3">e-readers and wearables to smart TVs, meters, thermostats, smoke alarms, printers, fridges, toothbrushes, toys, and cars</text:span>. Like smartphones, these devices give companies unprecedented access to consumer behavior across many life contexts.</text:p>
      <text:h text:style-name="Heading_20_3" text:outline-level="3">Programmatic advertising and marketing technology</text:h>
      <text:p text:style-name="Text_20_body">The online advertising industry has become a <text:span text:style-name="T3">pioneering force</text:span> in developing sophisticated technologies that monitor and track people, as well as ones to combine and link profiles across the digital world.</text:p>
      <text:p text:style-name="Text_20_body">Most of today’s digital advertising takes place in the form of highly automated <text:a xlink:type="simple" xlink:href="https://en.wikipedia.org/wiki/Real-time_bidding" office:target-frame-name="_blank" xlink:show="new" text:style-name="Internet_20_link" text:visited-style-name="Visited_20_Internet_20_Link">real-time auctions</text:a> between publishers and advertisers; this is often referred to as <text:span text:style-name="T3">programmatic advertising</text:span>. When a person visits a website, it sends user data to a variety of third-party services, which then try to recognize the person and retrieve available profile information. Advertisers interested in delivering an ad to this particular person due to certain attributes and behaviors make a bid. Within <text:a xlink:type="simple" xlink:href="http://o-c-r.org/adcells/" office:target-frame-name="_blank" xlink:show="new" text:style-name="Internet_20_link" text:visited-style-name="Visited_20_Internet_20_Link">milliseconds</text:a>, the highest-bidding advertiser wins and places the ad. Advertisers can similarly <text:span text:style-name="T3">bid on user profiles</text:span> and ad placements within mobile apps.</text:p>
      <text:p text:style-name="Text_20_body">For the most part, however, this process does not take place directly between <text:span text:style-name="T3">publishers and advertisers</text:span>. The ecosystem consists of a plethora of different kinds of <text:a xlink:type="simple" xlink:href="http://chiefmartec.com/2017/05/marketing-techniology-landscape-supergraphic-2017/" office:target-frame-name="_blank" xlink:show="new" text:style-name="Internet_20_link" text:visited-style-name="Visited_20_Internet_20_Link">data and technology providers</text:a> interacting with each other, including ad networks, ad exchanges, sell-side platforms, and demand-side platforms. Some of these specialize in tracking and advertising alongside <text:a xlink:type="simple" xlink:href="http://www.lumapartners.com/lumascapes/search-lumascape/" office:target-frame-name="_blank" xlink:show="new" text:style-name="Internet_20_link" text:visited-style-name="Visited_20_Internet_20_Link">search results</text:a>, general <text:a xlink:type="simple" xlink:href="http://www.lumapartners.com/lumascapes/display-ad-tech-lumascape/" office:target-frame-name="_blank" xlink:show="new" text:style-name="Internet_20_link" text:visited-style-name="Visited_20_Internet_20_Link">ads on the web</text:a>, <text:a xlink:type="simple" xlink:href="http://www.lumapartners.com/lumascapes/mobile-lumascape/" office:target-frame-name="_blank" xlink:show="new" text:style-name="Internet_20_link" text:visited-style-name="Visited_20_Internet_20_Link">mobile ads</text:a>, <text:a xlink:type="simple" xlink:href="http://www.lumapartners.com/lumascapes/video-lumascape/" office:target-frame-name="_blank" xlink:show="new" text:style-name="Internet_20_link" text:visited-style-name="Visited_20_Internet_20_Link">video ads</text:a>, <text:a xlink:type="simple" xlink:href="http://www.lumapartners.com/lumascapes/social-lumascape/" office:target-frame-name="_blank" xlink:show="new" text:style-name="Internet_20_link" text:visited-style-name="Visited_20_Internet_20_Link">social network ads</text:a>, or ads within <text:a xlink:type="simple" xlink:href="http://www.lumapartners.com/lumascapes/gaming-lumascape/" office:target-frame-name="_blank" xlink:show="new" text:style-name="Internet_20_link" text:visited-style-name="Visited_20_Internet_20_Link">games</text:a>. Others focus on providing data, analytics, or personalization services.</text:p>
      <text:p text:style-name="Text_20_body">To profile web or mobile app users, all parties involved have developed sophisticated methods to accumulate, compile, and link information from different companies in order <text:span text:style-name="T3">to follow individuals across their lives</text:span>. Many of them collect or utilize digital profiles on hundreds of millions of consumers, their web browsers, and devices.</text:p>
      <text:h text:style-name="Heading_20_3" text:outline-level="3">Many industries are joining the tracking economy</text:h>
      <text:p text:style-name="Text_20_body">In recent years, businesses in many industries have started to share and utilize data on their users and customers at a massive scale.</text:p>
      <text:p text:style-name="Text_20_body">Most <text:span text:style-name="T3">retailers</text:span> sell more or less aggregated forms of <text:span text:style-name="T3">purchase data</text:span> to market research companies and consumer data brokers. The data company IRI, for example, accesses data from more than <text:a xlink:type="simple" xlink:href="https://www.quantcast.com/audience-grid/data-partner/iri-audience-data/" office:target-frame-name="_blank" xlink:show="new" text:style-name="Internet_20_link" text:visited-style-name="Visited_20_Internet_20_Link">85,000</text:a> grocery, mass merchandise, drug, club, dollar, convenience, liquor, and pet stores. Nielsen states that it collects sales information from worldwide <text:a xlink:type="simple" xlink:href="http://www.oracle.com/us/solutions/cloud/data-directory-2810741.pdf" office:target-frame-name="_blank" xlink:show="new" text:style-name="Internet_20_link" text:visited-style-name="Visited_20_Internet_20_Link">900,000 stores in more than 100 countries</text:a>. The large British retailer <text:span text:style-name="T3">Tesco</text:span> has outsourced its loyalty and data activities to a subsidiary company, Dunnhumby, whose slogan is “<text:a xlink:type="simple" xlink:href="https://www.dunnhumby.com/solutions/capabilities" office:target-frame-name="_blank" xlink:show="new" text:style-name="Internet_20_link" text:visited-style-name="Visited_20_Internet_20_Link">transforming customer data into customer delight</text:a>”. When Dunnhumby acquired the German ad technology company Sociomantic, they <text:a xlink:type="simple" xlink:href="https://www.dunnhumby.com/dunnhumby-acquires-sociomantic-revolutionise-digital-advertising" office:target-frame-name="_blank" xlink:show="new" text:style-name="Internet_20_link" text:visited-style-name="Visited_20_Internet_20_Link">announced</text:a> that Dunnhumby will “combine its extensive insights on the shopping preferences of 400 million consumers” with Sociomantic’s “real-time data from more than 700 million online consumers” to personalize and evaluate advertising.</text:p>
      <text:h text:style-name="Heading_20_2" text:outline-level="2"><text:soft-page-break/>Mapping the commercial digital tracking and profiling landscape </text:h>
      <text:p text:style-name="Text_20_body"><draw:frame draw:style-name="fr2" draw:name="Image12" text:anchor-type="as-char" svg:width="6.8634in" svg:height="4.6598in" draw:z-index="11"><draw:image xlink:href="../Corporate%20Surveillance%20in%20Everyday%20Life_files/infographic_datalandscape1300.jpg" xlink:type="simple" xlink:show="embed" xlink:actuate="onLoad"/><svg:title>Mapping the commercial digital tracking and profiling landscape</svg:title></draw:frame> </text:p>
      <text:p text:style-name="Text_20_body">In addition to the large online platforms and the consumer data and analytics industry, businesses in<text:line-break/>many industries have joined today’s pervasive digital tracking and profiling ecosystems</text:p>
      <text:p text:style-name="Text_20_body">Large <text:span text:style-name="T3">media conglomerates</text:span> are also deeply embedded in today’s tracking and profiling ecosystems. For example, <text:span text:style-name="T3">Time Inc.</text:span> has acquired <text:a xlink:type="simple" xlink:href="https://adexchanger.com/ad-exchange-news/time-inc-acquire-adelphic-build-people-based-dsp/" office:target-frame-name="_blank" xlink:show="new" text:style-name="Internet_20_link" text:visited-style-name="Visited_20_Internet_20_Link">Adelphic</text:a>, a major cross-device tracking and ad technology company, as well as Viant, a company that claims to have <text:a xlink:type="simple" xlink:href="http://www.adelphic.com/2017/01/time-inc-s-viant-acquire-adelphic/" office:target-frame-name="_blank" xlink:show="new" text:style-name="Internet_20_link" text:visited-style-name="Visited_20_Internet_20_Link">access to over 1.2 billion registered users</text:a>. A prominent example of a digital publisher that sells data on its users is the streaming platform <text:span text:style-name="T3">Spotify</text:span>. Since 2016, it shares <text:a xlink:type="simple" xlink:href="http://www.thedataalliance.com/blog/wpps-data-alliance-and-spotify-announce-global-data-partnership/" office:target-frame-name="_blank" xlink:show="new" text:style-name="Internet_20_link" text:visited-style-name="Visited_20_Internet_20_Link">insights on their users’ mood, listening and playlist behavior, activity and location</text:a> with the data division of the advertising giant WPP, which now has access to “unique listening preferences and behaviors of Spotify’s 100 million users”.</text:p>
      <text:p text:style-name="Text_20_body">Many large <text:span text:style-name="T3">telecom companies and Internet Service Providers</text:span> have acquired ad technology and data companies. For example, Millennial Media, a subsidiary of <text:span text:style-name="T3">Verizon’s AOL</text:span>, is a mobile ad platform collecting data from more than 65,000 apps from different developers, and claims to have <text:a xlink:type="simple" xlink:href="http://investors.millennialmedia.com/phoenix.zhtml?c=238412&amp;p=irol-newsArticle&amp;id=2085090" office:target-frame-name="_blank" xlink:show="new" text:style-name="Internet_20_link" text:visited-style-name="Visited_20_Internet_20_Link">access to approximately 1 billion global active unique users</text:a>. The Singapore-based telecom corporation <text:span text:style-name="T3">Singtel</text:span> acquired Turn, an ad technology platform that gives marketers access to <text:a xlink:type="simple" xlink:href="https://www.turn.com/company" office:target-frame-name="_blank" xlink:show="new" text:style-name="Internet_20_link" text:visited-style-name="Visited_20_Internet_20_Link">4.3 billion addressable device and browser IDs</text:a> and <text:a xlink:type="simple" xlink:href="https://www.turn.com/platform/products" office:target-frame-name="_blank" xlink:show="new" text:style-name="Internet_20_link" text:visited-style-name="Visited_20_Internet_20_Link">90,000 demographic, behavioral, and psychographic attributes</text:a>.</text:p>
      <text:p text:style-name="Text_20_body">Like airlines, hotels, retailers and companies in many other industries, the <text:span text:style-name="T3">financial services</text:span> sector started to aggregate and utilize additional customer data with loyalty programs in the 1980s and 1990s. Companies with related, complementary target groups have long been sharing certain customer data with each other, a process often managed by intermediaries. Today, one of these intermediaries is Cardlytics, a firm that runs reward programs with <text:a xlink:type="simple" xlink:href="http://www.cardlytics.com/about-us/our-story/" office:target-frame-name="_blank" xlink:show="new" text:style-name="Internet_20_link" text:visited-style-name="Visited_20_Internet_20_Link">1,500</text:a> financial institutions such as the <text:span text:style-name="T3">Bank of America </text:span>and MasterCard. Cardlytics <text:a xlink:type="simple" xlink:href="http://www.cardlytics.com/" office:target-frame-name="_blank" xlink:show="new" text:style-name="Internet_20_link" text:visited-style-name="Visited_20_Internet_20_Link">promises</text:a> financial institutions that it will “generate new revenue streams using the power of [their] purchase data”. The company also <text:a xlink:type="simple" xlink:href="https://liveramp.com/partner/cardlytics/" office:target-frame-name="_blank" xlink:show="new" text:style-name="Internet_20_link" text:visited-style-name="Visited_20_Internet_20_Link">partners</text:a> with LiveRamp, the <text:span text:style-name="T3">Acxiom</text:span> subsidiary that combines online and offline consumer data.</text:p>
      <text:p text:style-name="Text_20_body">For <text:span text:style-name="T3">MasterCard</text:span>, selling products and services created from data analytics might even become its <text:span text:style-name="T3">core business</text:span> given that <text:a xlink:type="simple" xlink:href="http://paymentweek.com/2014-6-16-for-mastercard-processing-and-analytics-go-hand-in-hand-4908/" office:target-frame-name="_blank" xlink:show="new" text:style-name="Internet_20_link" text:visited-style-name="Visited_20_Internet_20_Link">information products, including sales of data</text:a> already represent a considerable and <text:soft-page-break/>growing share of its revenue. <text:span text:style-name="T3">Google</text:span> recently stated that it captures <text:a xlink:type="simple" xlink:href="https://adwords.googleblog.com/2017/05/powering-ads-and-analytics-innovations.html" office:target-frame-name="_blank" xlink:show="new" text:style-name="Internet_20_link" text:visited-style-name="Visited_20_Internet_20_Link">approximately 70% of credit and debit card transactions in the United States</text:a> through “third-party partnerships” in order to track purchases, but did not disclose its sources.</text:p>
      <text:p text:style-name="Text_20_body">„It’s your data. You have the right to control it, share it and use it how you see fit.“ </text:p>
      <text:p text:style-name="Text_20_body">How the online data broker <text:span text:style-name="Emphasis">Lotame</text:span> addresses its corporate clients on its website, <text:a xlink:type="simple" xlink:href="https://www.lotame.com/resource/its-your-data-you-should-be-able-to-do-what-you-want-with-it" office:target-frame-name="_blank" xlink:show="new" text:style-name="Internet_20_link" text:visited-style-name="Visited_20_Internet_20_Link">2016</text:a></text:p>
      <text:h text:style-name="Heading_20_2" text:outline-level="2"><text:bookmark text:name="6"/>VI. Linking, matching and combining digital profiles</text:h>
      <text:p text:style-name="Text_20_body">Until recently, advertisers who used Facebook, Google or other online ad networks could target individuals based only on their online behavior. However, a few years ago data companies began providing ways to combine and link digital profiles across platforms, customer databases, and the world of online advertising.</text:p>
      <text:h text:style-name="Heading_20_3" text:outline-level="3">Connecting online and offline identities</text:h>
      <text:p text:style-name="Text_20_body">In 2012, Facebook started allowing companies to <text:a xlink:type="simple" xlink:href="http://techcrunch.com/2012/10/11/facebook-custom-audience-ads/" office:target-frame-name="_blank" xlink:show="new" text:style-name="Internet_20_link" text:visited-style-name="Visited_20_Internet_20_Link">upload</text:a> their own <text:span text:style-name="T3">lists of email addresses and phone numbers</text:span> to the platform. Although these addresses and numbers are converted into <text:a xlink:type="simple" xlink:href="https://www.clickz.com/whats-an-email-hash-anyway/36829/" office:target-frame-name="_blank" xlink:show="new" text:style-name="Internet_20_link" text:visited-style-name="Visited_20_Internet_20_Link">pseudonymous codes</text:a>, Facebook can directly link this customer data from other companies with Facebook user accounts. In this way, companies can, for example, <text:span text:style-name="T3">find and target exactly those persons on Facebook</text:span> that they have email addresses or phone numbers on. They could also selectively exclude them from targeting or let the platform find people with similar attributes, interests, and behaviors.</text:p>
      <text:p text:style-name="Text_20_body">This is a <text:span text:style-name="T3">powerful feature</text:span>, perhaps more powerful than it seems at first glance. It allows companies to systematically connect their own customer data with Facebook’s data. Moreover, it also allows other advertising and data vendors to synchronize with the platform’s databases and tap into its capacities, essentially providing a kind of <text:span text:style-name="T3">real-time remote control for Facebook’s data universe</text:span>. Companies can now capture highly specific behavioral data, such as a click on a website, a swipe in a mobile app or a purchase in a store, in real-time, and tell Facebook to immediately find and target the persons who performed these activities. <text:a xlink:type="simple" xlink:href="https://adexchanger.com/mobile/google-allows-targeted-ads-based-on-first-party-data/" office:target-frame-name="_blank" xlink:show="new" text:style-name="Internet_20_link" text:visited-style-name="Visited_20_Internet_20_Link">Google</text:a> and <text:a xlink:type="simple" xlink:href="http://venturebeat.com/2015/03/05/twitters-new-partneraudiences-will-help-more-advertisers-track-you-outside-twitter/" office:target-frame-name="_blank" xlink:show="new" text:style-name="Internet_20_link" text:visited-style-name="Visited_20_Internet_20_Link">Twitter</text:a> launched similar features in 2015.</text:p>
      <text:h text:style-name="Heading_20_3" text:outline-level="3">Data management platforms</text:h>
      <text:p text:style-name="Text_20_body">Today, most advertising technology companies continuously pass various forms of codes referring to individuals <text:span text:style-name="T5">onto each other. </text:span><text:a xlink:type="simple" xlink:href="http://blogs.gartner.com/martin-kihn/data-management-platform" office:target-frame-name="_blank" xlink:show="new" text:style-name="Internet_20_link" text:visited-style-name="Visited_20_Internet_20_Link"><text:span text:style-name="T5">Data management platforms</text:span></text:a><text:span text:style-name="T5"> allow businesses in all industries to </text:span><text:span text:style-name="T6">combine and link their own data on consumers</text:span><text:span text:style-name="T5">, including real-time information about purchases, website visits, app usage, and email responses, </text:span><text:span text:style-name="T6">with digital profiles</text:span><text:span text:style-name="T5"> provided by myriads third-party data providers. The combined data can then be analyzed, sorted and categorized, and used to address certain people with certain messages on certain channels or devices. A company could, for example, target a group of existing customers that visited a certain page on its website, and are </text:span><text:span text:style-name="T6">predicted to become valuable customers</text:span><text:span text:style-name="T5">, with personalized content or a discount – either on Facebook, in a mobile app, or on the company’s own website.</text:span></text:p>
      <text:p text:style-name="Text_20_body">The emergence of data management platforms <text:span text:style-name="T3">marks a key moment</text:span> in <text:span text:style-name="T5">the development of pervasive commercial behavioral tracking. With their help, businesses in all industries across the globe are able to </text:span><text:span text:style-name="T6">seamlessly combine and link</text:span><text:span text:style-name="T5"> the data they have collected about their customers and prospects for years with billions of profiles collected within the world of digital tracking. Companies running such platforms </text:span><text:a xlink:type="simple" xlink:href="http://www.krux.com/upload/image/company/The_Forrester_Wave_Data_Management_Platforms_Q4_2015.pdf" office:target-frame-name="_blank" xlink:show="new" text:style-name="Internet_20_link" text:visited-style-name="Visited_20_Internet_20_Link"><text:span text:style-name="T5">include</text:span></text:a><text:span text:style-name="T5"> Oracle, Adobe, Salesforce (Krux), Wunderman (KBM Group/Zipline), Neustar, Lotame, and Cxense.</text:span></text:p>
      <text:p text:style-name="Text_20_body">„We will serve ads to you based on your identity, but that doesn't mean you're identifiable“ </text:p>
      <text:p text:style-name="Text_20_body">Erin Egan, chief privacy officer at <text:span text:style-name="Emphasis">Facebook</text:span>, <text:a xlink:type="simple" xlink:href="http://www.wsj.com/articles/SB10001424127887324784404578143144132736214" office:target-frame-name="_blank" xlink:show="new" text:style-name="Internet_20_link" text:visited-style-name="Visited_20_Internet_20_Link">2012</text:a></text:p>
      <text:h text:style-name="Heading_20_3" text:outline-level="3"><text:soft-page-break/>Identifying people and linking digital profiles</text:h>
      <text:p text:style-name="Text_20_body">To monitor and follow people in many situations of their lives, combine profiles on them, and always recognize them as the same individuals again, companies collect a wide range of data attributes that identify them in some way.</text:p>
      <text:p text:style-name="Text_20_body">Because of its ambiguity a person's legal name has always been a bad identifier for data collection. The <text:span text:style-name="T3">postal address</text:span>, in contrast, has long been, and still is, a key attribute that allows combining and linking data about consumers and their families from different sources. In the digital world, the most relevant identifiers used to link profiles and behavioral data across different databases, platforms, and devices are <text:span text:style-name="T3">email addresses, phone numbers</text:span>, and unique codes that refer to <text:span text:style-name="T3">smartphones</text:span> or other devices.</text:p>
      <text:p text:style-name="Text_20_body"><text:span text:style-name="T3">User account IDs</text:span> of the large platforms such as Google, Facebook, Apple, and Microsoft also play an important role in following people across the Internet. <text:a xlink:type="simple" xlink:href="https://support.google.com/adxbuyer/answer/3221407" office:target-frame-name="_blank" xlink:show="new" text:style-name="Internet_20_link" text:visited-style-name="Visited_20_Internet_20_Link">Google</text:a>, <text:a xlink:type="simple" xlink:href="https://support.google.com/adxbuyer/answer/3221407" office:target-frame-name="_blank" xlink:show="new" text:style-name="Internet_20_link" text:visited-style-name="Visited_20_Internet_20_Link">Apple</text:a>, <text:a xlink:type="simple" xlink:href="http://www.infoworld.com/article/2956715/microsoft-windows/privacy-and-advertising-in-windows-10-both-sides-of-the-story.html" office:target-frame-name="_blank" xlink:show="new" text:style-name="Internet_20_link" text:visited-style-name="Visited_20_Internet_20_Link">Microsoft</text:a>, and <text:a xlink:type="simple" xlink:href="https://sdkdocs.roku.com/display/sdkdoc/Roku+Advertising+Framework" office:target-frame-name="_blank" xlink:show="new" text:style-name="Internet_20_link" text:visited-style-name="Visited_20_Internet_20_Link">Roku</text:a> assign “<text:span text:style-name="T3">advertising IDs”</text:span> to individuals, which are now widely used to match and link data from devices such as smartphones with other information from all over the digital world. <text:a xlink:type="simple" xlink:href="https://www.verizonwireless.com/support/unique-identifier-header-faqs/" office:target-frame-name="_blank" xlink:show="new" text:style-name="Internet_20_link" text:visited-style-name="Visited_20_Internet_20_Link">Verizon</text:a> uses its own identifier to track users across websites and devices. Some large data companies such as <text:span text:style-name="T3">Acxiom, Experian, and Oracle</text:span> have introduced <text:a xlink:type="simple" xlink:href="http://blogs.gartner.com/martin-kihn/a-brief-incredible-history-of-marketing-data-matching/" office:target-frame-name="_blank" xlink:show="new" text:style-name="Internet_20_link" text:visited-style-name="Visited_20_Internet_20_Link">globally unique IDs</text:a> for people, which they use to link their decades-old consumer databases and other profile information from different sources with the digital world. These <text:span text:style-name="T3">corporate IDs</text:span> mostly consist of <text:a xlink:type="simple" xlink:href="https://liveramp.com/discover-identitylink/identitylink-features/" office:target-frame-name="_blank" xlink:show="new" text:style-name="Internet_20_link" text:visited-style-name="Visited_20_Internet_20_Link">two or more identifiers</text:a> that are attached to different aspects of the online and offline life of someone and can be linked to each other in certain ways.</text:p>
      <text:h text:style-name="Heading_20_2" text:outline-level="2">Identifiers used to track people across websites, devices and areas of life </text:h>
      <text:p text:style-name="Text_20_body"><draw:frame draw:style-name="fr2" draw:name="Image13" text:anchor-type="as-char" svg:width="7.2402in" svg:height="4.0764in" draw:z-index="12"><draw:image xlink:href="../Corporate%20Surveillance%20in%20Everyday%20Life_files/infographic_corporateid1300.jpg" xlink:type="simple" xlink:show="embed" xlink:actuate="onLoad"/><svg:title>Identifiers used to track people across websites, devices and areas of life</svg:title></draw:frame> </text:p>
      <text:p text:style-name="Text_20_body">How companies identify consumers and link profile information about them. Sources see <text:a xlink:type="simple" xlink:href="http://crackedlabs.org/dl/CrackedLabs_Christl_CorporateSurveillance.pdf" text:style-name="Internet_20_link" text:visited-style-name="Visited_20_Internet_20_Link">report</text:a></text:p>
      <text:p text:style-name="Text_20_body">.</text:p>
      <text:p text:style-name="Text_20_body"><text:span text:style-name="T3">Tracking companies also use</text:span> more-or-less temporary identifiers, such as <text:a xlink:type="simple" xlink:href="http://randomwalker.info/publications/webtap-chapter.pdf" office:target-frame-name="_blank" xlink:show="new" text:style-name="Internet_20_link" text:visited-style-name="Visited_20_Internet_20_Link">cookie IDs</text:a> that are attached to users surfing the web. Since users may disallow or delete cookies in their web browser, they have developed sophisticated methods to calculate unique <text:span text:style-name="T3">digital fingerprints</text:span> based on various attributes of someone’s web browser and computer. Similarly, companies compile fingerprints for devices such as <text:soft-page-break/>smartphones. Cookie IDs and digital fingerprints are <text:span text:style-name="T3">constantly synchronized</text:span> between different tracking services, and then linked with other, more permanent identifiers.</text:p>
      <text:p text:style-name="Text_20_body">Other companies provide <text:span text:style-name="T3">cross-device tracking</text:span> services that are based on using machine learning to analyze large amounts of data. For example, <text:span text:style-name="T3">Tapad</text:span>, which has been acquired by the Norwegian telecom giant Telenor, analyzes data on <text:a xlink:type="simple" xlink:href="https://www.tapad.com/press-release/magnetic-and-tapad-forge-strategic-alliance-to-advance-search-retargeting" office:target-frame-name="_blank" xlink:show="new" text:style-name="Internet_20_link" text:visited-style-name="Visited_20_Internet_20_Link">2 billion devices</text:a> around the globe and uses <text:a xlink:type="simple" xlink:href="https://www.tapad.com/device-graph" office:target-frame-name="_blank" xlink:show="new" text:style-name="Internet_20_link" text:visited-style-name="Visited_20_Internet_20_Link">behavioral and relationship-based patterns</text:a> to find the statistical chance that certain computers, tablets, phones and other devices belong to the same person.</text:p>
      <text:h text:style-name="Heading_20_3" text:outline-level="3">“Anonymous” profiling?</text:h>
      <text:p text:style-name="Text_20_body">Data companies often remove names from their extensive profiles and use <text:a xlink:type="simple" xlink:href="http://www.clickz.com/clickz/column/2288689/whats-an-email-hash-anyway" office:target-frame-name="_blank" xlink:show="new" text:style-name="Internet_20_link" text:visited-style-name="Visited_20_Internet_20_Link">hashing</text:a> to convert email addresses and phone numbers into <text:span text:style-name="T3">alphanumeric codes</text:span> such as “e907c95ef289”. This allows them to claim on their websites and in their privacy policies that they only collect, share, and use “anonymized” or “de-identified” consumer data.</text:p>
      <text:p text:style-name="Text_20_body">However, because most companies use the same deterministic processes to calculate these unique codes, they should be understood as <text:a xlink:type="simple" xlink:href="https://en.wikipedia.org/wiki/Pseudonymization" office:target-frame-name="_blank" xlink:show="new" text:style-name="Internet_20_link" text:visited-style-name="Visited_20_Internet_20_Link">pseudonyms</text:a> that are, in fact, much more suitable for identifying consumers across the digital world than real names. Even if the profiles companies share with one another only contain “hashed” or “encrypted” email addresses and phone numbers with each other, <text:span text:style-name="T3">a person can still be recognized again</text:span> as soon as he or she uses another service linked with the same email address or phone number. In this way, even though each of the tracking services involved might only know a part of someone’s profile information, companies can <text:span text:style-name="T3">follow and interact with people</text:span> at an individual level across services, platforms, and devices.</text:p>
      <text:p text:style-name="Text_20_body">„If a company can follow and interact with you in the digital environment – and that potentially includes the mobile phone and your television set – its claim that you are anonymous is meaningless, particularly when firms intermittently add offline information to the online data and then simply strip the name and address to make it ‘anonymous’.“ </text:p>
      <text:p text:style-name="Text_20_body">Joseph Turow, marketing and privacy scholar in his book “The Daily You”, 2011</text:p>
      <text:h text:style-name="Heading_20_2" text:outline-level="2"><text:bookmark text:name="7"/>VII. Managing consumers and behaviors, personalization and testing</text:h>
      <text:p text:style-name="Text_20_body">Based on the sophisticated methods of linking and combining data across different services, businesses in all industries can utilize today’s <text:span text:style-name="T3">ubiquitous behavioral data streams</text:span> to monitor and analyze a wide range of consumer activities and behaviors that might be relevant to their business interests.</text:p>
      <text:p text:style-name="Text_20_body">With the help of data vendors, companies try to capture as many <text:a xlink:type="simple" xlink:href="http://www.krux.com/data-management-platform-solutions/customer-journeys" office:target-frame-name="_blank" xlink:show="new" text:style-name="Internet_20_link" text:visited-style-name="Visited_20_Internet_20_Link">touchpoints</text:a> across the whole <text:a xlink:type="simple" xlink:href="http://www.krux.com/data-management-platform-solutions/customer-journeys" office:target-frame-name="_blank" xlink:show="new" text:style-name="Internet_20_link" text:visited-style-name="Visited_20_Internet_20_Link">customer journey</text:a> as possible, from digital ones to in-store purchases, direct mail, TV ads, and call center calls. They try to <text:span text:style-name="T3">record and measure every interaction</text:span> with a consumer, including on websites, platforms, and devices they do not control themselves. They can <text:a xlink:type="simple" xlink:href="https://www.merkleinc.com/what-we-do/marketing-technology/merkle-data-management-cloud/connected-recognition" office:target-frame-name="_blank" xlink:show="new" text:style-name="Internet_20_link" text:visited-style-name="Visited_20_Internet_20_Link">seamlessly collect rich data</text:a> about their customers and others in real-time, enhance them with information from third parties, and utilize the enriched profiles within <text:span text:style-name="T5">the marketing and ad technology ecosystem. Today’s </text:span><text:a xlink:type="simple" xlink:href="http://docs.mparticle.com/" office:target-frame-name="_blank" xlink:show="new" text:style-name="Internet_20_link" text:visited-style-name="Visited_20_Internet_20_Link"><text:span text:style-name="T5">consumer data management platforms</text:span></text:a><text:span text:style-name="T5"> allow for the definition of </text:span><text:span text:style-name="T6">complex sets of rules that dictate how to automatically react</text:span><text:span text:style-name="T5"> to specific criteria such as certain activities, people, or some combination thereof.</text:span></text:p>
      <text:p text:style-name="Text_20_body">Consequently, <text:span text:style-name="T3">individuals never know</text:span> whether their behavior triggered a reaction from any of these continuously updated, interconnected, opaque networks of tracking and profiling, and, if so, how this affects the options they get across communication channels and life situations.</text:p>
      <text:h text:style-name="Heading_20_2" text:outline-level="2"><text:soft-page-break/>Tracking, profiling and affecting people in real-time </text:h>
      <text:p text:style-name="Text_20_body"><draw:frame draw:style-name="fr2" draw:name="Image14" text:anchor-type="as-char" svg:width="7.0417in" svg:height="3.9646in" draw:z-index="13"><draw:image xlink:href="../Corporate%20Surveillance%20in%20Everyday%20Life_files/infographic_everyinteraction1300.jpg" xlink:type="simple" xlink:show="embed" xlink:actuate="onLoad"/><svg:title>Tracking, profiling and affecting people in real-time</svg:title></draw:frame> </text:p>
      <text:p text:style-name="Text_20_body">Every interaction triggers a wide range of data flows between multiple companies.</text:p>
      <text:h text:style-name="Heading_20_3" text:outline-level="3">Mass personalization</text:h>
      <text:p text:style-name="Text_20_body">The data streams that are shared between online advertisers, data brokers, and other companies are not only used to display precisely targeted ads on websites or within mobile apps to users. They are increasingly used to dynamically <text:span text:style-name="T3">personalize the contents, options, and choices</text:span> offered to consumers on, for example, a company’s website. The data technology firm Optimizely, for instance, can help personalize a website for <text:a xlink:type="simple" xlink:href="https://www.optimizely.com/de/partners/technology/bluekai/" office:target-frame-name="_blank" xlink:show="new" text:style-name="Internet_20_link" text:visited-style-name="Visited_20_Internet_20_Link">first time visitors</text:a>, based on digital profiles on those visitors provided by Oracle.</text:p>
      <text:p text:style-name="Text_20_body">Online stores might, for example, personalize how someone is addressed, <text:span text:style-name="T3">which products</text:span> are displayed prominently, <text:span text:style-name="T3">which discounts</text:span> are offered, and even the prices of products or services can differ based on who is visiting a website. Online fraud detection services assess users in real-time and decide which <text:span text:style-name="T3">payment and shipping methods</text:span> someone sees.</text:p>
      <text:p text:style-name="Text_20_body">Companies have developed technologies to constantly calculate and rate someone’s potential <text:a xlink:type="simple" xlink:href="http://www.agilone.com/wp-content/uploads/2014/11/The-Definitive-Guide-to-Customer-LTV.pdf" office:target-frame-name="_blank" xlink:show="new" text:style-name="Internet_20_link" text:visited-style-name="Visited_20_Internet_20_Link">long-term value</text:a> based on information about a said person’s browsing, search, and location history, as well as app usage, product purchases, or friends on a social network. Every click, swipe, like, share, or purchase might automatically influence <text:span text:style-name="T3">how someone is treated as a customer</text:span>, how long someone has to wait when calling a phone hotline, or whether someone is excluded from marketing efforts or services at all.</text:p>
      <text:p text:style-name="Text_20_body">„The rich see a different Internet than the poor“ </text:p>
      <text:p text:style-name="Text_20_body">Michael Fertik, founder of <text:span text:style-name="Emphasis">reputation.com</text:span>, <text:a xlink:type="simple" xlink:href="https://www.scientificamerican.com/article/rich-see-different-internet-than-the-poor/" office:target-frame-name="_blank" xlink:show="new" text:style-name="Internet_20_link" text:visited-style-name="Visited_20_Internet_20_Link">2013</text:a></text:p>
      <text:p text:style-name="Text_20_body">Three types of <text:span text:style-name="T3">technology platforms</text:span> play an important role for this kind of instant personalization. First, companies use advanced <text:a xlink:type="simple" xlink:href="https://www.forbes.com/sites/louiscolumbus/2016/05/28/2015-gartner-crm-market-share-analysis-shows-salesforce-in-the-lead-growing-faster-than-market" office:target-frame-name="_blank" xlink:show="new" text:style-name="Internet_20_link" text:visited-style-name="Visited_20_Internet_20_Link">Customer Relationship Management</text:a> systems to manage their data on customers and prospects. Second, they use <text:a xlink:type="simple" xlink:href="http://blogs.gartner.com/martin-kihn/data-management-platform" office:target-frame-name="_blank" xlink:show="new" text:style-name="Internet_20_link" text:visited-style-name="Visited_20_Internet_20_Link">Data Management Platforms</text:a> to connect their own data to the digital advertising ecosystem, and gain additional profile information about their customers. Third, they can use <text:span text:style-name="T3">Predictive Marketing Platforms</text:span>, which help them compile the <text:a xlink:type="simple" xlink:href="https://www.google.com/search?q=right+message+to+the+right+person+at+the+right+time" office:target-frame-name="_blank" xlink:show="new" text:style-name="Internet_20_link" text:visited-style-name="Visited_20_Internet_20_Link">right message to the right person at the right time</text:a> by calculating how to persuade someone by exploiting personal biases and weaknesses.</text:p>
      <text:p text:style-name="Text_20_body"><text:soft-page-break/>The data company <text:span text:style-name="T3">RocketFuel</text:span>, for example, <text:a xlink:type="simple" xlink:href="https://rocketfuel.com/predictive-marketing" office:target-frame-name="_blank" xlink:show="new" text:style-name="Internet_20_link" text:visited-style-name="Visited_20_Internet_20_Link">promises</text:a> its clients to “bring together trillions of digital and real-world signals to create individual profiles and deliver personalized, always-on, always-relevant experiences to the consumer”, based on <text:a xlink:type="simple" xlink:href="http://rocketfuel.com/wp-content/uploads/DSP_2015.pdf" office:target-frame-name="_blank" xlink:show="new" text:style-name="Internet_20_link" text:visited-style-name="Visited_20_Internet_20_Link">2.7 billion unique profiles</text:a> in its data store. RocketFuel <text:a xlink:type="simple" xlink:href="http://rocketfuel.com/wp-content/uploads/DSP_2015.pdf" office:target-frame-name="_blank" xlink:show="new" text:style-name="Internet_20_link" text:visited-style-name="Visited_20_Internet_20_Link">says</text:a> that it “scores every impression for its propensity to influence the consumer”.</text:p>
      <text:p text:style-name="Text_20_body">The predictive marketing platform <text:span text:style-name="T3">TellApart</text:span>, which belongs to <text:span text:style-name="T3">Twitter</text:span>, creates a <text:a xlink:type="simple" xlink:href="https://www.tellapart.com/platform/" office:target-frame-name="_blank" xlink:show="new" text:style-name="Internet_20_link" text:visited-style-name="Visited_20_Internet_20_Link">customer value score</text:a> for each shopper and product combination, a “compilation of likelihood to purchase, predicted order size, and lifetime value”, based on “100s of online and in-store signals about a particular anonymous customer”. Subsequently, TellApart helps automatically assemble content such as “product imagery, logos, offers and any metadata” for personalized ads, emails, websites, and offers.</text:p>
      <text:h text:style-name="Heading_20_3" text:outline-level="3">Personalized pricing and election campaigns</text:h>
      <text:p text:style-name="Text_20_body">Similar methods can be used to personalize prices in online shops by, for example, predicting how valuable someone might be as customer in the long term or how much someone is probably willing to pay in a moment. Strong evidence <text:a xlink:type="simple" xlink:href="http://www.privacylab.at/wp-content/uploads/2016/09/Christl-Networks__K_o.pdf" office:target-frame-name="_blank" xlink:show="new" text:style-name="Internet_20_link" text:visited-style-name="Visited_20_Internet_20_Link">suggests</text:a> that online shops already show <text:span text:style-name="T3">differently priced products to different consumers</text:span>, or even different prices for the same products, based on their individual characteristics and behaviors. A similar field is the use of personalization during election campaigns. <text:span text:style-name="T3">Targeting voters</text:span> with personalized messages <text:span text:style-name="T5">that are adapted to their personality and to their political views on certain issues has already raised </text:span><text:a xlink:type="simple" xlink:href="https://medium.com/@privacyint/cambridge-analytica-explained-data-and-elections-6d4e06549491" office:target-frame-name="_blank" xlink:show="new" text:style-name="Internet_20_link" text:visited-style-name="Visited_20_Internet_20_Link"><text:span text:style-name="T5">massive debates</text:span></text:a><text:span text:style-name="T5"> about the potential for </text:span><text:span text:style-name="T6">political manipulation</text:span><text:span text:style-name="T5">.</text:span></text:p>
      <text:h text:style-name="Heading_20_2" text:outline-level="2">Utilizing data, analytics, and personalization to manage consumers </text:h>
      <text:p text:style-name="Text_20_body"><draw:frame draw:style-name="fr2" draw:name="Image15" text:anchor-type="as-char" svg:width="7.0098in" svg:height="3.9465in" draw:z-index="14"><draw:image xlink:href="../Corporate%20Surveillance%20in%20Everyday%20Life_files/infographic_datacompany1300.jpg" xlink:type="simple" xlink:show="embed" xlink:actuate="onLoad"/><svg:title>Utilizing data, analytics, and personalization to manage consumers</svg:title></draw:frame> </text:p>
      <text:p text:style-name="Text_20_body">Businesses in all industries can utilize today’s networks of digital tracking and profiling<text:line-break/>to find, assess, address, sort and manage customers.</text:p>
      <text:h text:style-name="Heading_20_3" text:outline-level="3">Testing and experimenting on people</text:h>
      <text:p text:style-name="Text_20_body">Personalization based on rich profile information and pervasive real-time monitoring has become a <text:span text:style-name="T3">powerful tool set to influence consumer behavior</text:span> such as visiting a website, clicking on an ad, registering for a service, subscribing to a newsletter, downloading an app, or purchasing a product.</text:p>
      <text:p text:style-name="Text_20_body"><text:soft-page-break/>To further improve this, companies have started continuously experimenting on people. They conduct <text:span text:style-name="T3">tests with different variations</text:span> of functionalities, website designs, user interface elements, headlines, button texts, images, or even different discounts and prices, and then carefully monitor and measure how different groups of users interact with these variations. In this way, companies <text:span text:style-name="T3">systematically optimize their ability to nudge people </text:span>into acting how they want them to act.</text:p>
      <text:p text:style-name="Text_20_body">News organizations, including large outlets such as the <text:a xlink:type="simple" xlink:href="https://www.wsj.com/articles/washington-posts-bandit-tool-optimizes-content-for-clicks-1454960088" office:target-frame-name="_blank" xlink:show="new" text:style-name="Internet_20_link" text:visited-style-name="Visited_20_Internet_20_Link">Washington Post</text:a>, use <text:span text:style-name="T3">different versions of article headlines</text:span> to test which variant performs better. Optimizely, one of the major technology providers for such tests, <text:a xlink:type="simple" xlink:href="https://www.optimizely.com/" office:target-frame-name="_blank" xlink:show="new" text:style-name="Internet_20_link" text:visited-style-name="Visited_20_Internet_20_Link">offers</text:a> its clients the ability to “experiment broadly across the entire customer experience, on any channel, any device, and any application”. Experimenting on unaware users <text:span text:style-name="T3">has become the new normal</text:span>.</text:p>
      <text:p text:style-name="Text_20_body"><text:span text:style-name="T3">Facebook</text:span> <text:a xlink:type="simple" xlink:href="https://www.facebook.com/notes/facebook-data-science/big-experiments-big-datas-friend-for-making-decisions/10152160441298859/" office:target-frame-name="_blank" xlink:show="new" text:style-name="Internet_20_link" text:visited-style-name="Visited_20_Internet_20_Link">stated</text:a> in 2014 that it runs “over a thousand experiments each day” in order to “optimize specific outcomes” or “inform long-term design decisions”. In <text:a xlink:type="simple" xlink:href="http://doi.org/10.1038/nature11421" office:target-frame-name="_blank" xlink:show="new" text:style-name="Internet_20_link" text:visited-style-name="Visited_20_Internet_20_Link">2010</text:a> and <text:a xlink:type="simple" xlink:href="http://www.motherjones.com/politics/2014/10/can-voting-facebook-button-improve-voter-turnout" office:target-frame-name="_blank" xlink:show="new" text:style-name="Internet_20_link" text:visited-style-name="Visited_20_Internet_20_Link">2012</text:a>, the platform conducted experiments on millions of users and <text:span text:style-name="T5">showed that manipulating Facebook’s user interface, functionalities, and displayed content </text:span><text:span text:style-name="T6">can significantly increase voter turnout</text:span><text:span text:style-name="T5"> for groups of people. The platform’s notorious </text:span><text:a xlink:type="simple" xlink:href="http://www.pnas.org/content/111/24/8788.full" office:target-frame-name="_blank" xlink:show="new" text:style-name="Internet_20_link" text:visited-style-name="Visited_20_Internet_20_Link"><text:span text:style-name="T5">mood experiment</text:span></text:a><text:span text:style-name="T5"> on nearly 700,000 users involved secretly manipulating the amount of emotionally positive and negative posts in users’ news feeds, which ended up </text:span><text:span text:style-name="T6">influencing how many emotionally positive and negative messages</text:span><text:span text:style-name="T5"> the users then posted themselves.</text:span></text:p>
      <text:p text:style-name="Text_20_body">After massive public criticism of Facebook’s experiments, the online dating platform <text:span text:style-name="T3">OkCupid</text:span> released a provocative <text:a xlink:type="simple" xlink:href="https://theblog.okcupid.com/we-experiment-on-human-beings-5dd9fe280cd5" office:target-frame-name="_blank" xlink:show="new" text:style-name="Internet_20_link" text:visited-style-name="Visited_20_Internet_20_Link">blog post</text:a> defending such practices, stating that “we experiment on human beings” and “so does everybody else”. OkCupid reported on an experiment wherein they had manipulated the “match” percentage shown to pairs of users. When they showed a 90% match to actually bad-matching pairs, these users exchanged significantly more messages with each other. OkCupid claimed that when they “tell people” they are a “good match”, they “act as if they are”.</text:p>
      <text:p text:style-name="Text_20_body">All these ethically highly questionable experiments clearly demonstrate <text:span text:style-name="T3">the power of data-driven personalization to influence behavior</text:span>.</text:p>
      <text:h text:style-name="Heading_20_2" text:outline-level="2"><text:bookmark text:name="8"/>VIII. Dragnet – everyday life, marketing data and risk analytics</text:h>
      <text:p text:style-name="Text_20_body">Data about people’s behaviors, social relationships, and most private moments is increasingly applied in contexts or for purposes completely different from those for which it was recorded. In particular, it is increasingly used to make <text:span text:style-name="T3">automated decisions about individuals</text:span> in crucial areas of life such as finance, insurance, and healthcare.</text:p>
      <text:h text:style-name="Heading_20_3" text:outline-level="3">Risk data for marketing and customer management</text:h>
      <text:p text:style-name="Text_20_body">Credit reporting agencies and other key players in risk assessment in fields such as <text:span text:style-name="T3">identity verification, fraud prevention, healthcare and insurance analytics</text:span> mostly also <text:a xlink:type="simple" xlink:href="http://crackedlabs.org/dl/CrackedLabs_Christl_CorporateSurveillance.pdf" office:target-frame-name="_blank" xlink:show="new" text:style-name="Internet_20_link" text:visited-style-name="Visited_20_Internet_20_Link">provide</text:a> marketing solutions. Furthermore, most consumer data brokers trade many kinds of sensitive information – e.g. about an individual’s financial situation – for marketing purposes. The use of <text:span text:style-name="T3">credit scores for marketing purposes</text:span> to either focus on or exclude vulnerable population groups has evolved into products that <text:span text:style-name="T3">unify</text:span> marketing and risk management.</text:p>
      <text:p text:style-name="Text_20_body">The credit reporting agency <text:span text:style-name="T3">TransUnion</text:span> provides, for example, a product for <text:span text:style-name="T3">data-driven decisions</text:span> in retail and financial services that <text:a xlink:type="simple" xlink:href="https://www.transunion.com/product/decisionedge" office:target-frame-name="_blank" xlink:show="new" text:style-name="Internet_20_link" text:visited-style-name="Visited_20_Internet_20_Link">allows</text:a> clients to “implement marketing and risk strategies tailored for customer, channel and business goals”, including <text:a xlink:type="simple" xlink:href="https://www.transunion.com/resources/transunion/doc/products/resources/product-decisionedge-overview.pdf" office:target-frame-name="_blank" xlink:show="new" text:style-name="Internet_20_link" text:visited-style-name="Visited_20_Internet_20_Link">credit data</text:a> and promising “unique insights into consumer behavior, preferences and risk”. Companies can let consumers “choose from a suite of offerings that are tailored to their needs, preferences and risk profile” and “evaluate a customer for multiple products across channels, and then only present the offer(s) that are most relevant to them, and profitable” for the company. Similarly, <text:span text:style-name="T3">Experian</text:span> provides a <text:a xlink:type="simple" xlink:href="http://www.experian.com/consumer-information/lending-marketing.html" office:target-frame-name="_blank" xlink:show="new" text:style-name="Internet_20_link" text:visited-style-name="Visited_20_Internet_20_Link">product</text:a> that combines “consumer credit and marketing information that is compliantly available from Experian”.</text:p>
      <text:p text:style-name="Text_20_body"><text:soft-page-break/>„Surveillance is not about knowing your secrets, but about managing populations, managing people“ </text:p>
      <text:p text:style-name="Text_20_body">Katarzyna Szymielewicz, Vice-President <text:span text:style-name="Emphasis">EDRi</text:span>, <text:a xlink:type="simple" xlink:href="http://www.zdnet.com/article/democracyfilm-review-how-the-eus-data-protection-law-was-made" office:target-frame-name="_blank" xlink:show="new" text:style-name="Internet_20_link" text:visited-style-name="Visited_20_Internet_20_Link">2015</text:a></text:p>
      <text:h text:style-name="Heading_20_3" text:outline-level="3">Online identity verification and fraud detection</text:h>
      <text:p text:style-name="Text_20_body">In addition to the real-time surveillance machine that has been developed within online advertising, another forms of pervasive tracking and profiling has emerged in the fields of <text:span text:style-name="T3">risk analytics, fraud detection and cyber security</text:span>.</text:p>
      <text:p text:style-name="Text_20_body">Today’s online fraud detection services use highly invasive technologies to <text:span text:style-name="T3">evaluate billions of digital transactions</text:span> and collect vast amounts of information about devices, individuals, and behaviors. Traditional vendors in credit reporting, identity verification, and fraud prevention have started to monitor and evaluate how people surf the web and use their mobile devices. Furthermore, they have started to <text:span text:style-name="T3">link digital behavioral data with the vast amounts of offline identity information</text:span> that they have been collecting for decades.</text:p>
      <text:p text:style-name="Text_20_body">With the rise of technology-mediated services, verifying consumer identities and preventing fraud have both become increasingly important and challenging issues, especially in light of cybercrime and automated fraud. At the same time, today’s risk analytics systems have aggregated <text:span text:style-name="T3">giant databases with sensitive information</text:span> on entire populations. Many of these systems cover a wide range of use cases, including proof of identity for financial services, assessing insurance and benefits claims, analyzing payment transactions, and evaluating billions of online transactions.</text:p>
      <text:p text:style-name="Text_20_body">Such risk analytics systems may decide whether an application or transaction is <text:span text:style-name="T3">accepted or rejected</text:span> or which payment and shipping options are available for someone during an online transaction. Commercial services for identity verification and fraud analytics are also used in areas such as <text:span text:style-name="T3">law enforcement and national security</text:span>. The line between commercial applications of identity and fraud analytics and those used by government intelligence services is blurring more and more.</text:p>
      <text:p text:style-name="Text_20_body">When people are singled out by such opaque systems, they might get <text:span text:style-name="T3">flagged as suspicious and warranting special treatment or investigation</text:span> – or they may be rejected without explanation. They might get an email, a phone call, a notification, an error message, or the system may simply withhold an option without the user ever knowing of its existence for others. Inaccurate assessments may spread from one system to another. It is often <text:span text:style-name="T3">difficult or impossible to object</text:span> to such negative assessments that exclude or deny, especially because of how hard it is to object to mechanisms or decisions that someone does not know about at all.</text:p>
      <text:h text:style-name="Heading_20_3" text:outline-level="3">Examples of online fraud detection and risk analytics services</text:h>
      <text:p text:style-name="Text_20_body">The cyber security firm <text:span text:style-name="T3">ThreatMetrix</text:span> processes data on <text:a xlink:type="simple" xlink:href="http://www.thepaypers.com/reports/web-fraud-prevention-and-online-authentication-market-guide-2016-2017/r766692" office:target-frame-name="_blank" xlink:show="new" text:style-name="Internet_20_link" text:visited-style-name="Visited_20_Internet_20_Link">1.4 billion</text:a> “unique user accounts” across “thousands of global websites”. Its <text:a xlink:type="simple" xlink:href="https://www.threatmetrix.com/cyber-security-software/" office:target-frame-name="_blank" xlink:show="new" text:style-name="Internet_20_link" text:visited-style-name="Visited_20_Internet_20_Link">Digital Identity Network</text:a> captures “millions of daily consumer transactions including logins, payments and new account originations”, and maps the “ever-changing associations between people and their devices, locations, account credentials, and behavior” for identity verification and fraud prevention purposes. The company <text:a xlink:type="simple" xlink:href="https://www.threatmetrix.com/partners/" office:target-frame-name="_blank" xlink:show="new" text:style-name="Internet_20_link" text:visited-style-name="Visited_20_Internet_20_Link">partners</text:a> with Equifax and TransUnion. Its clients include <text:a xlink:type="simple" xlink:href="https://www.threatmetrix.com/transaction-fraud/case-study/netflix-prevents-new-account-fraud/" office:target-frame-name="_blank" xlink:show="new" text:style-name="Internet_20_link" text:visited-style-name="Visited_20_Internet_20_Link">Netflix</text:a>, <text:a xlink:type="simple" xlink:href="https://www.threatmetrix.com/transaction-fraud/case-study/threatmetrix-supporting-visa-consumer-authentication-service/" office:target-frame-name="_blank" xlink:show="new" text:style-name="Internet_20_link" text:visited-style-name="Visited_20_Internet_20_Link">Visa</text:a>, and firms in fields such as gaming, government services, and healthcare.</text:p>
      <text:p text:style-name="Text_20_body">Similarly, the data company <text:span text:style-name="T3">ID Analytics</text:span>, which was recently acquired by <text:span text:style-name="T3">Symantec</text:span>, runs an <text:a xlink:type="simple" xlink:href="http://www.idanalytics.com/data-and-technology/idnetwork/" office:target-frame-name="_blank" xlink:show="new" text:style-name="Internet_20_link" text:visited-style-name="Visited_20_Internet_20_Link">ID Network</text:a> with “100 million identity elements coming in each day from leading cross-industry organizations”. The company aggregates data on <text:a xlink:type="simple" xlink:href="http://www.idanalytics.com/media/VA-Resolve360-Datasheet.pdf" office:target-frame-name="_blank" xlink:show="new" text:style-name="Internet_20_link" text:visited-style-name="Visited_20_Internet_20_Link">300 million</text:a> consumers, <text:a xlink:type="simple" xlink:href="http://www.idanalytics.com/data-and-technology/" office:target-frame-name="_blank" xlink:show="new" text:style-name="Internet_20_link" text:visited-style-name="Visited_20_Internet_20_Link">including on</text:a> sub-prime loans, online purchases and credit card and wireless phone applications. Its <text:a xlink:type="simple" xlink:href="http://www.idanalytics.com/media/Fraud-ID-Score-9.0-Datasheet.pdf" office:target-frame-name="_blank" xlink:show="new" text:style-name="Internet_20_link" text:visited-style-name="Visited_20_Internet_20_Link">ID Score</text:a> evaluates digital devices, as well as names, social security numbers, and postal and email addresses.</text:p>
      <text:p text:style-name="Text_20_body"><text:span text:style-name="T3">Trustev</text:span>, an online fraud detection company based in Ireland, which was acquired by the credit reporting agency <text:span text:style-name="T3">TransUnion</text:span> in 2015, <text:a xlink:type="simple" xlink:href="http://newsroom.transunion.com/transunion-expands-fraud-and-identity-management-solutions-with-acquisition-of-trustev" office:target-frame-name="_blank" xlink:show="new" text:style-name="Internet_20_link" text:visited-style-name="Visited_20_Internet_20_Link">evaluates</text:a> online transactions for clients in financial services, government, healthcare, and insurance, based on the <text:a xlink:type="simple" xlink:href="http://crackedlabs.org/dl/CrackedLabs_Christl_CorporateSurveillance.pdf" office:target-frame-name="_blank" xlink:show="new" text:style-name="Internet_20_link" text:visited-style-name="Visited_20_Internet_20_Link">analysis</text:a> of digital behaviors, identities, and devices such as <text:soft-page-break/>phones, tablets, laptops, game consoles, TVs, and even refrigerators. The company offers corporate clients the ability to analyze <text:span text:style-name="T3">how visitors click and interact with websites and apps</text:span>, and uses a <text:a xlink:type="simple" xlink:href="http://www.trustev.com/how-it-works" office:target-frame-name="_blank" xlink:show="new" text:style-name="Internet_20_link" text:visited-style-name="Visited_20_Internet_20_Link">wide range of data</text:a> to assess users, including phone numbers, email and postal addresses, browser and device fingerprints, credit checks, transaction histories across merchants, IP addresses, mobile carrier details and cell locations. To help “approve future transactions” every device receives a <text:a xlink:type="simple" xlink:href="http://crackedlabs.org/dl/CrackedLabs_Christl_CorporateSurveillance.pdf" office:target-frame-name="_blank" xlink:show="new" text:style-name="Internet_20_link" text:visited-style-name="Visited_20_Internet_20_Link">unique device fingerprint</text:a>. Trustev also offers a <text:a xlink:type="simple" xlink:href="http://crackedlabs.org/dl/CrackedLabs_Christl_CorporateSurveillance.pdf" office:target-frame-name="_blank" xlink:show="new" text:style-name="Internet_20_link" text:visited-style-name="Visited_20_Internet_20_Link">social fingerprinting</text:a> technology that analyzes <text:span text:style-name="T3">social media content</text:span>, including “friend list analysis” and “pattern identification”. TransUnion has <text:a xlink:type="simple" xlink:href="http://newsroom.transunion.com/transunion-expands-fraud-and-identity-management-solutions-with-acquisition-of-trustev" office:target-frame-name="_blank" xlink:show="new" text:style-name="Internet_20_link" text:visited-style-name="Visited_20_Internet_20_Link">integrated</text:a> Trustev technology into its own identity and fraud solutions.</text:p>
      <text:h text:style-name="Heading_20_2" text:outline-level="2">Trustev uses a wide range of data to assess people, according to its website: </text:h>
      <text:p text:style-name="Text_20_body"><draw:frame draw:style-name="fr2" draw:name="Image16" text:anchor-type="as-char" svg:width="7.3201in" svg:height="4.0819in" draw:z-index="15"><draw:image xlink:href="../Corporate%20Surveillance%20in%20Everyday%20Life_files/trustev1300.jpg" xlink:type="simple" xlink:show="embed" xlink:actuate="onLoad"/><svg:title>Trustev uses a wide range of data to assess people, according to its website:</svg:title></draw:frame> </text:p>
      <text:p text:style-name="Text_20_body">Screenshot of <text:span text:style-name="Emphasis">Trustev</text:span>’s <text:a xlink:type="simple" xlink:href="http://www.trustev.com/technology" office:target-frame-name="blank" xlink:show="replace" text:style-name="Internet_20_link" text:visited-style-name="Visited_20_Internet_20_Link">website</text:a>, June 2, 2017 © Trustev</text:p>
      <text:p text:style-name="Text_20_body">Similarly, the credit reporting agency <text:span text:style-name="T3">Equifax</text:span> states that it has data on <text:a xlink:type="simple" xlink:href="http://www.equifax.com/assets/IFS/efx_identity_proofing.pdf" office:target-frame-name="_blank" xlink:show="new" text:style-name="Internet_20_link" text:visited-style-name="Visited_20_Internet_20_Link">nearly 1 billion devices</text:a> and can validate “where a device really is and whether it is associated with other devices used in known fraud”. By <text:a xlink:type="simple" xlink:href="http://www.equifax.com/assets/IFS/efx_identity_proofing.pdf" office:target-frame-name="_blank" xlink:show="new" text:style-name="Internet_20_link" text:visited-style-name="Visited_20_Internet_20_Link">combining</text:a> this data with “billions of identity and credit events to find suspicious activity” across industries, and with information about <text:span text:style-name="T3">employment</text:span> and about <text:span text:style-name="T3">relationships between households, families and associates</text:span>, Equifax claims to be able to “identify devices as well as individuals”.</text:p>
      <text:h text:style-name="Heading_20_3" text:outline-level="3">I am not a robot</text:h>
      <text:p text:style-name="Text_20_body">Google’s <text:span text:style-name="T3">reCaptcha</text:span> product actually provides similar functionality, at least in parts. It is embedded into millions of websites and helps website providers decide whether a visitor is a legitimate human being or not. Until recently, users had to solve several kinds of quick challenges such as deciphering letters on a picture, choosing objects in a grid of pictures, or simply clicking on an “I’m not a robot” checkbox. In 2017, <text:span text:style-name="T3">Google</text:span> introduced an <text:a xlink:type="simple" xlink:href="https://www.google.com/recaptcha/intro/invisible.html" office:target-frame-name="_blank" xlink:show="new" text:style-name="Internet_20_link" text:visited-style-name="Visited_20_Internet_20_Link">invisible</text:a> version of reCaptcha, <text:a xlink:type="simple" xlink:href="https://www.google.com/recaptcha/intro/invisible.html" office:target-frame-name="_blank" xlink:show="new" text:style-name="Internet_20_link" text:visited-style-name="Visited_20_Internet_20_Link">explaining</text:a> that from now on “human users will be let through” <text:span text:style-name="T3">without any user interaction</text:span> in contrast to “suspicious ones and bots”. The company doesn’t disclose which kinds of user data and behaviors it uses to <text:a xlink:type="simple" xlink:href="https://www.google.com/recaptcha/intro/invisible.html" office:target-frame-name="_blank" xlink:show="new" text:style-name="Internet_20_link" text:visited-style-name="Visited_20_Internet_20_Link">identify humans</text:a>. Investigations <text:a xlink:type="simple" xlink:href="http://www.businessinsider.com/google-no-captcha-adtruth-privacy-research-2015-2" office:target-frame-name="_blank" xlink:show="new" text:style-name="Internet_20_link" text:visited-style-name="Visited_20_Internet_20_Link">suggest</text:a> that Google doesn’t only use IP addresses, browser fingerprints, the way user’s type, move their mouse, or use their touchscreen "before, during, and after" a reCaptcha interaction, but also several of Google’s cookies. <text:span text:style-name="T3">It is not clear</text:span> whether people without user accounts face a disadvantage, whether Google is able to identify specific individuals rather than only “humans”, or <text:soft-page-break/>whether Google also uses the data recorded within reCaptcha for purposes other than for bot detection.</text:p>
      <text:h text:style-name="Heading_20_3" text:outline-level="3">Digital tracking for advertising and fraud detection?</text:h>
      <text:p text:style-name="Text_20_body">The ubiquitous streams of behavioral data recorded for online advertising increasingly flow into fraud detection systems. The <text:span text:style-name="T3">marketing data platform</text:span> <text:a xlink:type="simple" xlink:href="https://segment.com/catalog" office:target-frame-name="_blank" xlink:show="new" text:style-name="Internet_20_link" text:visited-style-name="Visited_20_Internet_20_Link">Segment</text:a>, for example, offers clients easy ways to send data about their customers, website, and mobile app users to many different marketing technology services, but also to <text:span text:style-name="T3">fraud detection companies</text:span>. One of them is <text:a xlink:type="simple" xlink:href="https://segment.com/integrations/castle" office:target-frame-name="_blank" xlink:show="new" text:style-name="Internet_20_link" text:visited-style-name="Visited_20_Internet_20_Link">Castle</text:a>, which uses “customer behavioral data to predict which users are likely a security or fraud risk”. Another one, <text:a xlink:type="simple" xlink:href="https://segment.com/integrations/smyte" office:target-frame-name="_blank" xlink:show="new" text:style-name="Internet_20_link" text:visited-style-name="Visited_20_Internet_20_Link">Smyte</text:a>, helps “prevent scams, spam, harassment and credit card fraud”.</text:p>
      <text:p text:style-name="Text_20_body">The large credit reporting agency <text:span text:style-name="T3">Experian</text:span> offers a cross-device tracking service that provides <text:a xlink:type="simple" xlink:href="http://www.experian.co.uk/marketing-services/products/adtruth-device-recognition.html" office:target-frame-name="_blank" xlink:show="new" text:style-name="Internet_20_link" text:visited-style-name="Visited_20_Internet_20_Link">universal device recognition</text:a> across mobile, web, and apps <text:span text:style-name="T3">for digital marketing</text:span>. The company promises to <text:a xlink:type="simple" xlink:href="https://www.experianplc.com/media/news/2015/adtruth-resolve/" office:target-frame-name="_blank" xlink:show="new" text:style-name="Internet_20_link" text:visited-style-name="Visited_20_Internet_20_Link">reconcile and associate</text:a> their client’s “existing digital identifiers”, including “cookies, device IDs, IP addresses and more”, <text:a xlink:type="simple" xlink:href="https://www.experianplc.com/media/news/2015/adtruth-resolve/" office:target-frame-name="_blank" xlink:show="new" text:style-name="Internet_20_link" text:visited-style-name="Visited_20_Internet_20_Link">providing</text:a> marketers with a “ubiquitous, consistent and persistent link across all channels”.</text:p>
      <text:p text:style-name="Text_20_body">Experian’s device identification technology comes from <text:span text:style-name="T3">41st parameter</text:span>, an online fraud detection company that Experian <text:a xlink:type="simple" xlink:href="https://adexchanger.com/data-exchanges/experian-buys-device-id-firm-41st-parameter-for-324m-gets-adtruth-in-the-bargain/" office:target-frame-name="_blank" xlink:show="new" text:style-name="Internet_20_link" text:visited-style-name="Visited_20_Internet_20_Link">acquired</text:a> in 2013. Based on 41st parameter’s technology, Experian also offers a <text:a xlink:type="simple" xlink:href="http://www.experian.co.uk/assets/identity-and-fraud/device-insight-for-payments-one-pager.pdf" office:target-frame-name="_blank" xlink:show="new" text:style-name="Internet_20_link" text:visited-style-name="Visited_20_Internet_20_Link">device intelligence</text:a> solution <text:span text:style-name="T3">for fraud detection</text:span> during online payments, which “establishes a reliable ID for the device and collects rich device data”, “identifies every device on every visit in milliseconds” and “gives unparalleled visibility into the person behind the payment”. <text:span text:style-name="T3">It is not clear</text:span> whether Experian uses the same data for its device identification services in fraud detection and marketing.</text:p>
      <text:h text:style-name="Heading_20_2" text:outline-level="2"><text:bookmark text:name="9"/>IX. Mapping the commercial tracking and profiling landscape</text:h>
      <text:p text:style-name="Text_20_body">In recent years, pre-existing practices of commercial surveillance have rapidly evolved into a vast landscape of corporate players that constantly monitor entire populations. Some actors in today’s pervasive tracking and profiling ecosystem, such as the <text:span text:style-name="T3">large platforms</text:span> and other <text:span text:style-name="T3">companies with large numbers of customers</text:span>, have a unique position in terms of the scale and depth of their consumer profiles. Nevertheless, the data used to make decisions on people in many areas of life is mostly not held in one place, but rather assembled from several sources in real-time, as needed.</text:p>
      <text:p text:style-name="Text_20_body">A wide range of <text:span text:style-name="T3">data and analytics companies </text:span>in marketing, customer management and risk analytics seamlessly gather, analyze, share, and trade consumer data as well as combine it with further information from thousands of other companies. While the data and analytics industry provides the means to deploy these powerful technologies, <text:span text:style-name="T3">businesses in many industries</text:span> equally contribute both to intensifying the amount and detail of the collected data and the ability to utilize it.</text:p>
      <text:h text:style-name="Heading_20_2" text:outline-level="2"><text:soft-page-break/>Mapping the commercial digital tracking and profiling landscape </text:h>
      <text:p text:style-name="Text_20_body"><draw:frame draw:style-name="fr2" draw:name="Image17" text:anchor-type="as-char" svg:width="6.9543in" svg:height="4.7217in" draw:z-index="16"><draw:image xlink:href="../Corporate%20Surveillance%20in%20Everyday%20Life_files/infographic_datalandscape1300.jpg" xlink:type="simple" xlink:show="embed" xlink:actuate="onLoad"/><svg:title>Mapping the commercial digital tracking and profiling landscape</svg:title></draw:frame> </text:p>
      <text:p text:style-name="Text_20_body">In addition to the large online platforms and the consumer data and analytics industry, businesses in<text:line-break/>many industries have joined today’s pervasive digital tracking and profiling ecosystems</text:p>
      <text:p text:style-name="Text_20_body"><text:span text:style-name="T3">Google and Facebook</text:span>, followed by other large platforms such as Apple, Microsoft, Amazon and Alibaba have unprecedented access to data about the lives of billions of people. Although they have different business models and therefore play different roles in the personal data industry, they have the power to widely dictate the basic parameters of the overall digital markets. The large platforms mostly restrict how other firms can directly obtain their data; in this way, they force them to <text:span text:style-name="T3">utilize the platform’s data on users within their own ecosystems</text:span> and gather additional data from beyond the platforms’ reach.</text:p>
      <text:p text:style-name="Text_20_body">Although the <text:span text:style-name="T3">large multinationals</text:span> in different sectors that have frequent interactions with hundreds of millions of consumers are in a somewhat similar position, they not only acquire consumer data collected by others, but often also provide data. While parts of the financial services and telecoms sectors, as well as <text:span text:style-name="T3">crucial societal areas</text:span> such as healthcare, education, and employment, are subject to stronger privacy regulation in most jurisdictions, a wide range of companies has started to utilize or contribute data to today’s networks of commercial surveillance.</text:p>
      <text:p text:style-name="Text_20_body"><text:span text:style-name="T3">Retailers</text:span> and other companies that sell products and services to consumers mostly also sell data about their customers’ purchases. <text:span text:style-name="T3">Media conglomerates and digital publishers</text:span> sell data about their audiences, which is then utilized by companies in most other sectors. <text:span text:style-name="T3">Telecom and broadband providers</text:span> have started following their customers through the web. Large companies in retail, media and telecom have acquired or are <text:span text:style-name="T3">acquiring data, tracking, and advertising technology firms</text:span>. With Comcast acquiring NBC Universal, and AT&amp;T most likely acquiring Time Warner, the large telecoms in the US are also becoming giant publishers, creating powerful portfolios of content, data, and targeting capabilities. With its acquisition of AOL and Yahoo, Verizon also became a “platform”.</text:p>
      <text:p text:style-name="Text_20_body"><text:span text:style-name="T3">Financial institutions</text:span> <text:span text:style-name="T5">have long used data on consumers for risk management, such as credit scoring and fraud detection, as well as for marketing, customer acquisition, and retention. They supplement their own data with external data from credit reporting agencies, data brokers and marketing data companies. </text:span><text:soft-page-break/><text:span text:style-name="T6">PayPal</text:span><text:span text:style-name="T5">, the biggest name in online payments, shares personal information with more than </text:span><text:a xlink:type="simple" xlink:href="https://www.paypal.com/de/webapps/mpp/ua/third-parties-list?locale.x=en_US" text:style-name="Internet_20_link" text:visited-style-name="Visited_20_Internet_20_Link"><text:span text:style-name="T5">600 third parties</text:span></text:a><text:span text:style-name="T5"> including other payment providers, credit reporting agencies, identity verification and fraud detection companies, as well as with the most advanced players within the digital tracking ecosystems. While credit card networks and banks have shared financial data on their customers with risk data providers for decades, they have now started </text:span><text:span text:style-name="T6">selling transactional data</text:span><text:span text:style-name="T5"> for marketing purposes.</text:span></text:p>
      <text:p text:style-name="Text_20_body">A myriad of smaller and larger <text:span text:style-name="T3">firms providing websites, apps, games, and other applications</text:span> are closely connected to the marketing data ecosystem. They use services that allow them to easily transmit data about their users to hundreds of third-party services. Many of them sell their users’ behavioral data streams as a core part of their business model. Even more worryingly, companies that provide new kinds of devices such as <text:span text:style-name="T3">fitness trackers</text:span> also seamlessly <text:a xlink:type="simple" xlink:href="http://www.privacylab.at/wp-content/uploads/2016/09/Christl-Networks__K_o.pdf" text:style-name="Internet_20_link" text:visited-style-name="Visited_20_Internet_20_Link">embed services</text:a> that transfer user data to third parties.</text:p>
      <text:p text:style-name="Text_20_body">The pervasive real-time surveillance machine that has been developed for <text:span text:style-name="T3">online advertising</text:span> is rapidly expanding into other fields including politics, pricing, credit scoring, and risk management. <text:span text:style-name="T3">Insurers</text:span> all over the world have started to offer their customers programs <text:a xlink:type="simple" xlink:href="http://www.privacylab.at/wp-content/uploads/2016/09/Christl-Networks__K_o.pdf" text:style-name="Internet_20_link" text:visited-style-name="Visited_20_Internet_20_Link">involving</text:a> real-time tracking of behaviors such as car driving, health activities, grocery purchases, or visits to the fitness studio. New players in <text:span text:style-name="T3">insurance analytics and financial technology</text:span> predict individual health risks based on consumer data, as well as the creditworthiness of individuals based on behavioral data on phone calls or web searches.</text:p>
      <text:p text:style-name="Text_20_body"><text:span text:style-name="T3">Consumer data brokers</text:span><text:span text:style-name="T5">, customer management companies, and advertising agencies such as Acxiom, Epsilon, Merkle or Wunderman/WPP play a major role in combining and connecting data between platforms, multinationals, and the advertising technology world. </text:span><text:span text:style-name="T6">Credit reporting agencies</text:span><text:span text:style-name="T5"> like Experian that provide many services in very sensitive fields such as credit reporting, identity verification and fraud detection also play a major role in today’s pervasive marketing data ecosystem.</text:span></text:p>
      <text:p text:style-name="Text_20_body">Particular large companies that provide data, analytics, and software services have been named as “platforms” as well. <text:span text:style-name="T3">Oracle</text:span>, a large database and business software provider, has become a consumer data broker in recent years. <text:span text:style-name="T3">Salesforce</text:span>, the market leader in customer relationship management that is managing the customer databases of millions of clients, yet having many customers each, has <text:a xlink:type="simple" xlink:href="https://www.salesforce.com/blog/2017/05/krux-is-now-salesforce-dmp.html" text:style-name="Internet_20_link" text:visited-style-name="Visited_20_Internet_20_Link">acquired</text:a> Krux, a major data company connecting and combining data all over the digital world. The software company <text:span text:style-name="T3">Adobe</text:span> also plays an important <text:a xlink:type="simple" xlink:href="http://www.adobe.com/data-analytics-cloud/audience-manager.html" text:style-name="Internet_20_link" text:visited-style-name="Visited_20_Internet_20_Link">role</text:a> in profiling and advertising technology.</text:p>
      <text:p text:style-name="Text_20_body">In addition, most major companies in <text:span text:style-name="T3">business software, analytics and consulting</text:span>, such as IBM, Informatica, SAS, FICO, Accenture, Capgemini, Deloitte, and McKinsey, or even <text:span text:style-name="T3">intelligence and defense firms</text:span> such as Palantir, also play a significant role in the management and analysis of personal data, from customer relationship management to identity management to marketing to risk analytics for insurers, banks, and governments.</text:p>
      <text:h text:style-name="Heading_20_2" text:outline-level="2"><text:bookmark text:name="10"/>X. Towards a society of pervasive digital social control?</text:h>
      <text:p text:style-name="Text_20_body">This report finds that the networks of online platforms, advertising technology providers, data brokers, and other businesses can now <text:span text:style-name="T3">monitor, recognize, and analyze individuals in many life situations</text:span>. Information about individuals’ personal characteristics and behaviors is linked, combined, and utilized across companies, databases, platforms, devices, and services in real-time. With the actors guided only by economic goals, a data environment has emerged in which individuals are constantly <text:span text:style-name="T3">surveyed and evaluated, categorized and grouped, rated and ranked, numbered and quantified, included or excluded</text:span>, and, as a result, treated differently.</text:p>
      <text:p text:style-name="Text_20_body">Several <text:span text:style-name="T3">key developments</text:span> in recent years have rapidly introduced unprecedented new qualities to ubiquitous corporate surveillance. These include the rise of social media and networked devices, the real-time tracking and linking of behavioral data streams, the merging of online and offline data, and the consolidation of marketing and risk management data. Pervasive digital tracking and profiling, in combination with personalization and testing, are not only used to monitor, but also to systematically <text:span text:style-name="T3">influence people’s behavior</text:span>. When companies use data about everyday life situations to make both trivial and consequential automated decisions about people, this may lead to <text:span text:style-name="T3">discrimination</text:span>, and reinforce or even worsen existing inequalities.</text:p>
      <text:p text:style-name="Text_20_body"><text:soft-page-break/>In spite of its omnipresence, only the tip of the iceberg of data and profiling activities is visible to individuals. Much of it remains opaque and barely understood by the vast majority of people. At the same time, people have ever <text:span text:style-name="T3">fewer options to resist the power of this data ecosystem</text:span>; opting out of pervasive tracking and profiling has essentially become synonymous with opting out of modern life. Although corporate leaders argue that <text:a xlink:type="simple" xlink:href="https://www.theguardian.com/technology/2010/jan/11/facebook-privacy" text:style-name="Internet_20_link" text:visited-style-name="Visited_20_Internet_20_Link">privacy is dead</text:a> (while <text:a xlink:type="simple" xlink:href="http://www.msn.com/en-us/money/companies/facebooks-zuckerberg-sues-hundreds-of-hawaiians-to-force-property-sales-to-him/ar-AAm1TvX" text:style-name="Internet_20_link" text:visited-style-name="Visited_20_Internet_20_Link">caring</text:a> a great deal about their own privacy), Mark Andrejevic suggests that people do <text:a xlink:type="simple" xlink:href="http://ijoc.org/index.php/ijoc/article/download/2161/1163" text:style-name="Internet_20_link" text:visited-style-name="Visited_20_Internet_20_Link">indeed</text:a> perceive the power asymmetries of today’s digital world, but feel “frustration over a sense of powerlessness in the face of increasingly sophisticated and comprehensive forms of data collection and mining”.</text:p>
      <text:p text:style-name="Text_20_body">In light of this, this report focused on the actual practices and inner workings of the contemporary personal data industry. While the picture is becoming clearer, large parts of the systems in place still remain in the dark. <text:span text:style-name="T3">Enforcing transparency about corporate data practices</text:span> remains a key prerequisite to resolving the massive information asymmetries between data companies and individuals. Hopefully this report’s findings will encourage further work by scholars, journalists, and others in the fields of civil rights, data protection, consumer protection, and, ideally, also of policymakers and the companies themselves.</text:p>
      <text:p text:style-name="Text_20_body">In 1999, Lawrence Lessig famously predicted that <text:a xlink:type="simple" xlink:href="http://www.nytimes.com/books/first/l/lessig-code.html" text:style-name="Internet_20_link" text:visited-style-name="Visited_20_Internet_20_Link">left to itself, cyberspace will become a perfect tool of control</text:a> shaped primarily by the “invisible hand” of the market. He suggested that we could “build, or architect, or code cyberspace to protect values that we believe are fundamental, or we can build, or architect, or code cyberspace to allow those values to disappear”. Today, the latter has nearly been made reality by the billions of dollars in venture capital poured into funding business models based on the unscrupulous mass exploitation of data. The shortfall of privacy regulation in the US and the absence of its enforcement in Europe has actively impeded the emergence of <text:span text:style-name="T3">other kinds of digital innovation</text:span>, that is, of practices, technologies, and business models that preserve freedom, democracy, social justice, and human dignity.</text:p>
      <text:p text:style-name="P3">On a broader level, data protection legislation alone will not mitigate the consequences that a data-driven world has on individuals and society, whether in the US or Europe. <text:span text:style-name="T5">While </text:span><text:span text:style-name="T6">consent and choice</text:span><text:span text:style-name="T5"> are crucial principles to resolve some of the most urgent problems of intrusive data collection, they can also produce an </text:span><text:a xlink:type="simple" xlink:href="http://dl.acm.org/citation.cfm?id=275289" text:style-name="Internet_20_link" text:visited-style-name="Visited_20_Internet_20_Link"><text:span text:style-name="T5">illusion of voluntariness</text:span></text:a><text:span text:style-name="T5">. Besides additional regulatory instruments such as anti-discrimination, consumer protection, and competition law, it will generally require a </text:span><text:span text:style-name="T6">major collective effort</text:span><text:span text:style-name="T5"> to realize a positive vision for a future information society. Otherwise, we might soon end up in a society of pervasive digital social control, where privacy becomes – if it remains at all – a luxury commodity for the rich. The building blocks are already in place.</text:span></text:p>
      <text:h text:style-name="Heading_20_3" text:outline-level="3">Further reading:</text:h>
      <text:list xml:id="list3029786557121577065" text:style-name="L1">
        <text:list-item>
          <text:p text:style-name="P11">A more comprehensive take on the issues covered in the web publication above, as well as references and sources, can be found in the full report, available as a <text:a xlink:type="simple" xlink:href="http://crackedlabs.org/dl/CrackedLabs_Christl_CorporateSurveillance.pdf" text:style-name="Internet_20_link" text:visited-style-name="Visited_20_Internet_20_Link">PDF download</text:a>. </text:p>
        </text:list-item>
        <text:list-item>
          <text:p text:style-name="P10">The 2016 report "Networks of Control" by Wolfie Christl and Sarah Spiekermann, which the current report is largely based on, is <text:a xlink:type="simple" xlink:href="http://crackedlabs.org/en/networksofcontrol" office:target-frame-name="_blank" xlink:show="new" text:style-name="Internet_20_link" text:visited-style-name="Visited_20_Internet_20_Link">available</text:a> as a PDF download and as a printed book. </text:p>
        </text:list-item>
      </text:list>
      <text:p text:style-name="Text_20_body"><text:line-break/><text:line-break/><text:span text:style-name="T7">The production of this report, web materials, and illustrations was supported by the Open Society Foundations.</text:span></text:p>
      <text:p text:style-name="Text_20_body"><text:span text:style-name="Strong_20_Emphasis">Imprint »</text:span><text:line-break/>Cracked Labs. Verein zur Förderung kritischer digitaler Kultur<text:line-break/>Karl-Schweighofer-Gasse 12/6, 1070 Vienna, Austria<text:line-break/>ZVR: 811164548</text:p>
      <text:p text:style-name="Text_20_body"><text:span text:style-name="Strong_20_Emphasis">Contact »</text:span><text:line-break/><text:a xlink:type="simple" xlink:href="mailto:impact@crackedlabs.org" text:style-name="Internet_20_link" text:visited-style-name="Visited_20_Internet_20_Link">impact@crackedlab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rporate Surveillance in Everyday Life</dc:title>
    <dc:description>How Thousands of Companies Monitor, Analyze, and Influence the Lives of Billions. Report + Web Publication.</dc:description>
    <dc:date>2018-01-30T03:53:30.360346394</dc:date>
    <meta:editing-duration>PT9M52S</meta:editing-duration>
    <meta:editing-cycles>4</meta:editing-cycles>
    <meta:generator>LibreOffice/5.1.6.2$Linux_X86_64 LibreOffice_project/10m0$Build-2</meta:generator>
    <meta:document-statistic meta:table-count="0" meta:image-count="17" meta:object-count="0" meta:page-count="25" meta:paragraph-count="282" meta:word-count="10283" meta:character-count="69005" meta:non-whitespace-character-count="58779"/>
    <meta:user-defined meta:name="">Corporate Surveillance In Everyday Life</meta:user-defined>
    <meta:user-defined meta:name="citation_abstract_html_url">http://crackedlabs.org/en/corporate-surveillance/info</meta:user-defined>
    <meta:user-defined meta:name="citation_author">Christl, Wolfie</meta:user-defined>
    <meta:user-defined meta:name="citation_language">en</meta:user-defined>
    <meta:user-defined meta:name="citation_pdf_url" meta:value-type="string">http://crackedlabs.org/dl/CrackedLabs_Christl_CorporateSurveillance.pdf</meta:user-defined>
    <meta:user-defined meta:name="citation_publication_date" meta:value-type="string">2017/06/08</meta:user-defined>
    <meta:user-defined meta:name="citation_publisher" meta:value-type="string">Cracked Labs</meta:user-defined>
    <meta:user-defined meta:name="citation_title" meta:value-type="string">Corporate Surveillance In Everyday Life. How Companies Collect, Combine, Analyze, Trade, and Use Personal Data on Billions</meta:user-defined>
    <meta:user-defined meta:name="twitter:card" meta:value-type="string">summary_large_image</meta:user-defined>
    <meta:user-defined meta:name="twitter:creator" meta:value-type="string">@WolfieChristl</meta:user-defined>
    <meta:user-defined meta:name="twitter:description" meta:value-type="string">How Thousands of Companies Monitor, Analyze, and Influence the Lives of Billions. Report + Web Publication.</meta:user-defined>
    <meta:user-defined meta:name="twitter:image" meta:value-type="string">http://crackedlabs.org/en/corporate-surveillance/imgtwitter.jpg</meta:user-defined>
    <meta:user-defined meta:name="twitter:site" meta:value-type="string">@crackedlabs</meta:user-defined>
    <meta:user-defined meta:name="twitter:title" meta:value-type="string">Corporate Surveillance in Everyday Life</meta:user-defined>
    <meta:user-defined meta:name="viewport" meta:value-type="string">width=device-width</meta:user-defined>
  </office:meta>
</office:document-meta>
</file>